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.351cm" table:align="left"/>
    </style:style>
    <style:style style:name="Tabla1.A" style:family="table-column">
      <style:table-column-properties style:column-width="0.612cm"/>
    </style:style>
    <style:style style:name="Tabla1.B" style:family="table-column">
      <style:table-column-properties style:column-width="1.73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2b7fa8" officeooo:paragraph-rsid="002b7fa8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2ef97f" officeooo:paragraph-rsid="002ef97f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3125a9" officeooo:paragraph-rsid="003125a9"/>
    </style:style>
    <style:style style:name="P5" style:family="paragraph" style:parent-style-name="Standard">
      <style:text-properties officeooo:rsid="0011d208" officeooo:paragraph-rsid="0011d208"/>
    </style:style>
    <style:style style:name="P6" style:family="paragraph" style:parent-style-name="Standard">
      <style:text-properties style:text-underline-style="solid" style:text-underline-width="auto" style:text-underline-color="font-color" officeooo:rsid="0011d208" officeooo:paragraph-rsid="0011d208"/>
    </style:style>
    <style:style style:name="P7" style:family="paragraph" style:parent-style-name="Standard">
      <style:text-properties fo:font-size="10pt" fo:font-weight="bold" officeooo:rsid="0011d208" officeooo:paragraph-rsid="0011d208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128cc0" officeooo:paragraph-rsid="00128cc0"/>
    </style:style>
    <style:style style:name="P9" style:family="paragraph" style:parent-style-name="Standard">
      <style:text-properties officeooo:rsid="00138101" officeooo:paragraph-rsid="00138101"/>
    </style:style>
    <style:style style:name="P10" style:family="paragraph" style:parent-style-name="Standard">
      <style:text-properties officeooo:rsid="0013d087" officeooo:paragraph-rsid="0013d087"/>
    </style:style>
    <style:style style:name="P11" style:family="paragraph" style:parent-style-name="Standard">
      <style:text-properties officeooo:rsid="001515f6" officeooo:paragraph-rsid="001515f6"/>
    </style:style>
    <style:style style:name="P12" style:family="paragraph" style:parent-style-name="Standard">
      <style:text-properties officeooo:rsid="0017bf90" officeooo:paragraph-rsid="0017bf90"/>
    </style:style>
    <style:style style:name="P13" style:family="paragraph" style:parent-style-name="Standard">
      <style:text-properties officeooo:rsid="0017d85d" officeooo:paragraph-rsid="0017d85d"/>
    </style:style>
    <style:style style:name="P14" style:family="paragraph" style:parent-style-name="Standard">
      <style:text-properties officeooo:rsid="001bb656" officeooo:paragraph-rsid="001bb656"/>
    </style:style>
    <style:style style:name="P15" style:family="paragraph" style:parent-style-name="Standard">
      <style:text-properties officeooo:rsid="001d640f" officeooo:paragraph-rsid="001d640f"/>
    </style:style>
    <style:style style:name="P16" style:family="paragraph" style:parent-style-name="Standard">
      <style:text-properties style:text-underline-style="none" officeooo:rsid="0013d087" officeooo:paragraph-rsid="0013d087"/>
    </style:style>
    <style:style style:name="P17" style:family="paragraph" style:parent-style-name="Standard">
      <style:text-properties style:text-underline-style="none" officeooo:rsid="001515f6" officeooo:paragraph-rsid="001515f6"/>
    </style:style>
    <style:style style:name="P18" style:family="paragraph" style:parent-style-name="Standard">
      <style:text-properties officeooo:rsid="0020494b" officeooo:paragraph-rsid="0020494b"/>
    </style:style>
    <style:style style:name="P19" style:family="paragraph" style:parent-style-name="Standard">
      <style:text-properties officeooo:rsid="00230c9d" officeooo:paragraph-rsid="00230c9d"/>
    </style:style>
    <style:style style:name="P20" style:family="paragraph" style:parent-style-name="Standard">
      <style:text-properties officeooo:rsid="002452ad" officeooo:paragraph-rsid="002452ad"/>
    </style:style>
    <style:style style:name="P21" style:family="paragraph" style:parent-style-name="Standard">
      <style:text-properties officeooo:rsid="0024bfcf" officeooo:paragraph-rsid="0024bfcf"/>
    </style:style>
    <style:style style:name="P22" style:family="paragraph" style:parent-style-name="Standard">
      <style:text-properties officeooo:rsid="00257647" officeooo:paragraph-rsid="00257647"/>
    </style:style>
    <style:style style:name="P23" style:family="paragraph" style:parent-style-name="Standard">
      <style:text-properties officeooo:rsid="00257647" officeooo:paragraph-rsid="0028f069"/>
    </style:style>
    <style:style style:name="P24" style:family="paragraph" style:parent-style-name="Standard">
      <style:text-properties officeooo:paragraph-rsid="00257647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7647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14ab9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d087" officeooo:paragraph-rsid="0013d087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125a9" officeooo:paragraph-rsid="003125a9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26d35" officeooo:paragraph-rsid="00326d35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ef97f" officeooo:paragraph-rsid="002ef97f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60baf" officeooo:paragraph-rsid="00360baf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7f2db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97e0f" officeooo:paragraph-rsid="00397e0f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f8836" officeooo:paragraph-rsid="003f8836"/>
    </style:style>
    <style:style style:name="P37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8" style:family="paragraph" style:parent-style-name="Heading_20_1">
      <style:text-properties fo:font-variant="normal" fo:text-transform="none" fo:color="#212529" style:font-name="apple-system" fo:letter-spacing="normal" fo:font-style="normal" fo:font-weight="bold" officeooo:rsid="0028f069" officeooo:paragraph-rsid="0028f069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 fo:background-color="#c6dbae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1ba4ad" style:font-size-asian="10pt"/>
    </style:style>
    <style:style style:name="T5" style:family="text">
      <style:text-properties fo:color="#000000" style:font-name="Consolas" fo:font-size="10pt" style:font-size-asian="10pt" fo:background-color="#d4d4d4"/>
    </style:style>
    <style:style style:name="T6" style:family="text">
      <style:text-properties fo:color="#000000" style:font-name="Consolas" fo:font-size="10pt" officeooo:rsid="002384cf" style:font-size-asian="10pt"/>
    </style:style>
    <style:style style:name="T7" style:family="text">
      <style:text-properties fo:color="#000000" style:font-name="Consolas" fo:font-size="10pt" officeooo:rsid="0024c949" style:font-size-asian="10pt"/>
    </style:style>
    <style:style style:name="T8" style:family="text">
      <style:text-properties fo:color="#000000" style:font-name="Consolas" fo:font-size="10pt" style:font-size-asian="10pt" fo:background-color="#c6dbae"/>
    </style:style>
    <style:style style:name="T9" style:family="text">
      <style:text-properties fo:color="#000000" style:font-name="Consolas" fo:font-size="10pt" officeooo:rsid="002747a4" style:font-size-asian="10pt"/>
    </style:style>
    <style:style style:name="T10" style:family="text">
      <style:text-properties fo:color="#000000" style:font-name="Consolas" fo:font-size="10pt" officeooo:rsid="00257647" style:font-size-asian="10pt"/>
    </style:style>
    <style:style style:name="T11" style:family="text">
      <style:text-properties fo:color="#000000" style:font-name="Consolas" fo:font-size="10pt" officeooo:rsid="00286519" style:font-size-asian="10pt"/>
    </style:style>
    <style:style style:name="T12" style:family="text">
      <style:text-properties fo:color="#000000" style:font-name="Consolas" fo:font-size="10pt" officeooo:rsid="0028f069" style:font-size-asian="10pt"/>
    </style:style>
    <style:style style:name="T13" style:family="text">
      <style:text-properties fo:color="#000000" style:font-name="Consolas" fo:font-size="10pt" officeooo:rsid="002cd61f" style:font-size-asian="10pt"/>
    </style:style>
    <style:style style:name="T14" style:family="text">
      <style:text-properties fo:color="#000000" style:font-name="Consolas" fo:font-size="10pt" officeooo:rsid="002e4eae" style:font-size-asian="10pt"/>
    </style:style>
    <style:style style:name="T15" style:family="text">
      <style:text-properties fo:color="#000000" style:font-name="Consolas" fo:font-size="10pt" officeooo:rsid="0030a2cb" style:font-size-asian="10pt"/>
    </style:style>
    <style:style style:name="T16" style:family="text">
      <style:text-properties fo:color="#000000" style:font-name="Consolas" fo:font-size="10pt" officeooo:rsid="00357fee" style:font-size-asian="10pt"/>
    </style:style>
    <style:style style:name="T17" style:family="text">
      <style:text-properties fo:color="#000000" style:font-name="Consolas" fo:font-size="10pt" officeooo:rsid="0037f2db" style:font-size-asian="10pt"/>
    </style:style>
    <style:style style:name="T18" style:family="text">
      <style:text-properties fo:color="#000000" style:font-name="Consolas" fo:font-size="10pt" style:font-size-asian="10pt" fo:background-color="#e8f2fe"/>
    </style:style>
    <style:style style:name="T19" style:family="text">
      <style:text-properties fo:color="#000000" style:font-name="Consolas" fo:font-size="10pt" officeooo:rsid="003b3ac6" style:font-size-asian="10pt"/>
    </style:style>
    <style:style style:name="T20" style:family="text">
      <style:text-properties fo:color="#000000" style:font-name="Consolas" fo:font-size="10pt" fo:font-style="italic" style:font-size-asian="10pt" style:font-style-asian="italic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000000" style:font-name="Consolas" fo:font-size="10pt" style:text-underline-style="none" style:font-size-asian="10pt"/>
    </style:style>
    <style:style style:name="T23" style:family="text">
      <style:text-properties fo:color="#000000" style:font-name="Consolas" fo:font-size="10pt" fo:font-weight="bold" style:font-size-asian="10pt" style:font-weight-asian="bold" fo:background-color="#c6dbae"/>
    </style:style>
    <style:style style:name="T24" style:family="text">
      <style:text-properties fo:color="#000000" style:font-name="Consolas" fo:font-size="10pt" fo:font-weight="bold" style:font-size-asian="10pt" style:font-weight-asian="bold"/>
    </style:style>
    <style:style style:name="T25" style:family="text">
      <style:text-properties fo:color="#000000" style:font-name="Consolas"/>
    </style:style>
    <style:style style:name="T26" style:family="text">
      <style:text-properties fo:color="#0000c0" style:font-name="Consolas" fo:font-size="10pt" fo:font-style="italic" style:font-size-asian="10pt" style:font-style-asian="italic"/>
    </style:style>
    <style:style style:name="T2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8" style:family="text">
      <style:text-properties fo:color="#0000c0" style:font-name="Consolas" fo:font-size="10pt" fo:font-style="italic" fo:font-weight="bold" style:font-size-asian="10pt" style:font-style-asian="italic" style:font-weight-asian="bold" fo:background-color="#c6dbae"/>
    </style:style>
    <style:style style:name="T29" style:family="text">
      <style:text-properties fo:color="#0000c0" style:font-name="Consolas" fo:font-size="10pt" style:font-size-asian="10pt"/>
    </style:style>
    <style:style style:name="T30" style:family="text">
      <style:text-properties fo:color="#0000c0" style:font-name="Consolas" fo:font-size="10pt" style:font-size-asian="10pt" fo:background-color="#c6dbae"/>
    </style:style>
    <style:style style:name="T31" style:family="text">
      <style:text-properties fo:color="#0000c0" style:font-name="Consolas" fo:font-size="10pt" officeooo:rsid="00257647" style:font-size-asian="10pt"/>
    </style:style>
    <style:style style:name="T32" style:family="text">
      <style:text-properties fo:color="#646464" style:font-name="Consolas" fo:font-size="10pt" style:font-size-asian="10pt"/>
    </style:style>
    <style:style style:name="T33" style:family="text">
      <style:text-properties fo:color="#646464" style:font-name="Consolas" fo:font-size="10pt" officeooo:rsid="0030a2cb" style:font-size-asian="10pt"/>
    </style:style>
    <style:style style:name="T34" style:family="text">
      <style:text-properties fo:color="#6a3e3e" style:font-name="Consolas" fo:font-size="10pt" style:font-size-asian="10pt"/>
    </style:style>
    <style:style style:name="T35" style:family="text">
      <style:text-properties fo:color="#6a3e3e" style:font-name="Consolas" fo:font-size="10pt" style:font-size-asian="10pt" fo:background-color="#c6dbae"/>
    </style:style>
    <style:style style:name="T36" style:family="text">
      <style:text-properties fo:color="#6a3e3e" style:font-name="Consolas" fo:font-size="10pt" officeooo:rsid="00257647" style:font-size-asian="10pt"/>
    </style:style>
    <style:style style:name="T37" style:family="text">
      <style:text-properties fo:color="#2a00ff" style:font-name="Consolas" fo:font-size="10pt" style:font-size-asian="10pt"/>
    </style:style>
    <style:style style:name="T38" style:family="text">
      <style:text-properties fo:color="#2a00ff" style:font-name="Consolas" fo:font-size="10pt" officeooo:rsid="00138101" style:font-size-asian="10pt"/>
    </style:style>
    <style:style style:name="T39" style:family="text">
      <style:text-properties fo:color="#2a00ff" style:font-name="Consolas" fo:font-size="10pt" style:font-size-asian="10pt" fo:background-color="#c6dbae"/>
    </style:style>
    <style:style style:name="T40" style:family="text">
      <style:text-properties fo:color="#2a00ff" style:font-name="Consolas" fo:font-size="10pt" fo:font-style="italic" style:font-size-asian="10pt" style:font-style-asian="italic"/>
    </style:style>
    <style:style style:name="T41" style:family="text">
      <style:text-properties fo:color="#2a00ff" style:font-name="Consolas" fo:font-size="10pt" fo:font-style="italic" style:font-size-asian="10pt" style:font-style-asian="italic" fo:background-color="#e8f2fe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3f7f5f" style:font-name="Consolas" fo:font-size="10pt" style:font-size-asian="10pt"/>
    </style:style>
    <style:style style:name="T44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8080" style:font-name="Consolas" fo:font-size="10pt" style:font-size-asian="10pt"/>
    </style:style>
    <style:style style:name="T46" style:family="text">
      <style:text-properties fo:color="#3f7f7f" style:font-name="Consolas" fo:font-size="10pt" style:font-size-asian="10pt"/>
    </style:style>
    <style:style style:name="T47" style:family="text">
      <style:text-properties fo:color="#3f7f7f" style:font-name="Consolas" fo:font-size="10pt" style:font-size-asian="10pt" fo:background-color="#e8f2fe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style:font-name="Consolas" fo:font-size="10pt" style:font-size-asian="10pt" fo:background-color="#e8f2fe"/>
    </style:style>
    <style:style style:name="T50" style:family="text">
      <style:text-properties fo:color="#7f007f" style:font-name="Consolas" fo:font-size="10pt" style:font-size-asian="10pt"/>
    </style:style>
    <style:style style:name="T51" style:family="text">
      <style:text-properties fo:color="#7f007f" style:font-name="Consolas" fo:font-size="10pt" style:font-size-asian="10pt" fo:background-color="#e8f2fe"/>
    </style:style>
    <style:style style:name="T52" style:family="text">
      <style:text-properties fo:font-variant="normal" fo:text-transform="none" fo:color="#007bf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53" style:family="text">
      <style:text-properties fo:font-variant="normal" fo:text-transform="none" fo:color="#212529" fo:letter-spacing="normal"/>
    </style:style>
    <style:style style:name="T54" style:family="text">
      <style:text-properties fo:font-variant="normal" fo:text-transform="none" fo:color="#fffff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28a745" loext:char-shading-value="0" loext:padding="0.049cm" loext:border="0.06pt solid #28a745"/>
    </style:style>
    <style:style style:name="T55" style:family="text">
      <style:text-properties fo:color="#007bff" style:text-line-through-style="none" style:text-line-through-type="none" style:text-underline-style="none" style:text-blinking="false" fo:background-color="transparent" loext:char-shading-value="0"/>
    </style:style>
    <style:style style:name="T56" style:family="text">
      <style:text-properties fo:color="#bf5f3f" style:font-name="Consolas" fo:font-size="10pt" style:font-size-asian="10pt" fo:background-color="#e8f2fe"/>
    </style:style>
    <style:style style:name="T57" style:family="text">
      <style:text-properties fo:color="#bf5f3f" style:font-name="Consolas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O:</text:p>
      <text:p text:style-name="P5"/>
      <text:p text:style-name="P5">Patron Singleton = Hace instancias a un objeto sin hacer un new objeto;</text:p>
      <text:p text:style-name="P6"/>
      <text:p text:style-name="P5"><text:span text:style-name="T1">public</text:span><text:span text:style-name="T3"> </text:span><text:span text:style-name="T1">class</text:span><text:span text:style-name="T3"> UsuarioDAO </text:span><text:span text:style-name="T1">implements</text:span><text:span text:style-name="T3"> Persistible&lt;Usuario&gt; {</text:span></text:p>
      <text:p text:style-name="P28"/>
      <text:p text:style-name="P25"><text:span text:style-name="T3"><text:tab/></text:span><text:span text:style-name="T1">private</text:span><text:span text:style-name="T3"> </text:span><text:span text:style-name="T1">static</text:span><text:span text:style-name="T3"> UsuarioDAO </text:span><text:span text:style-name="T26">INSTANCE</text:span><text:span text:style-name="T3"> = </text:span><text:span text:style-name="T1">null</text:span><text:span text:style-name="T3">;</text:span></text:p>
      <text:p text:style-name="P28"/>
      <text:p text:style-name="P25"><text:span text:style-name="T3"><text:tab/></text:span><text:span text:style-name="T1">public</text:span><text:span text:style-name="T3"> UsuarioDAO() {</text:span></text:p>
      <text:p text:style-name="P25"><text:span text:style-name="T3"><text:tab/>}</text:span></text:p>
      <text:p text:style-name="P28"/>
      <text:p text:style-name="P25"><text:span text:style-name="T3"><text:tab/></text:span><text:span text:style-name="T1">public</text:span><text:span text:style-name="T3"> </text:span><text:span text:style-name="T1">synchronized</text:span><text:span text:style-name="T3"> </text:span><text:span text:style-name="T1">static</text:span><text:span text:style-name="T3"> </text:span><text:span text:style-name="T1">void</text:span><text:span text:style-name="T3"> createInstance() {</text:span></text:p>
      <text:p text:style-name="P25"><text:span text:style-name="T3"><text:tab/><text:tab/></text:span><text:span text:style-name="T1">if</text:span><text:span text:style-name="T3"> (</text:span><text:span text:style-name="T26">INSTANCE</text:span><text:span text:style-name="T3"> == </text:span><text:span text:style-name="T1">null</text:span><text:span text:style-name="T3">) {</text:span></text:p>
      <text:p text:style-name="P25"><text:span text:style-name="T3"><text:tab/><text:tab/><text:tab/></text:span><text:span text:style-name="T26">INSTANCE</text:span><text:span text:style-name="T3"> = </text:span><text:span text:style-name="T1">new</text:span><text:span text:style-name="T3"> UsuarioDAO();</text:span></text:p>
      <text:p text:style-name="P25"><text:span text:style-name="T3"><text:tab/><text:tab/>}</text:span></text:p>
      <text:p text:style-name="P25"><text:span text:style-name="T3"><text:tab/>}</text:span></text:p>
      <text:p text:style-name="P28"/>
      <text:p text:style-name="P25"><text:span text:style-name="T3"><text:tab/></text:span><text:span text:style-name="T1">public</text:span><text:span text:style-name="T3"> </text:span><text:span text:style-name="T1">static</text:span><text:span text:style-name="T3"> UsuarioDAO getInstance() {</text:span></text:p>
      <text:p text:style-name="P25"><text:span text:style-name="T3"><text:tab/><text:tab/></text:span><text:span text:style-name="T1">if</text:span><text:span text:style-name="T3"> (</text:span><text:span text:style-name="T26">INSTANCE</text:span><text:span text:style-name="T3"> == </text:span><text:span text:style-name="T1">null</text:span><text:span text:style-name="T3">) {</text:span></text:p>
      <text:p text:style-name="P25"><text:span text:style-name="T3"><text:tab/><text:tab/><text:tab/></text:span><text:span text:style-name="T20">createInstance</text:span><text:span text:style-name="T3">();</text:span></text:p>
      <text:p text:style-name="P25"><text:span text:style-name="T3"><text:tab/><text:tab/>}</text:span></text:p>
      <text:p text:style-name="P25"><text:span text:style-name="T3"><text:tab/><text:tab/></text:span><text:span text:style-name="T1">return</text:span><text:span text:style-name="T3"> </text:span><text:span text:style-name="T26">INSTANCE</text:span><text:span text:style-name="T3">;</text:span></text:p>
      <text:p text:style-name="P5"><text:span text:style-name="T3"><text:tab/>}</text:span></text:p>
      <text:p text:style-name="P5"><text:span text:style-name="T3"/></text:p>
      <text:p text:style-name="P7"><text:span text:style-name="T25">Sacar Lista de usuarios:</text:span></text:p>
      <text:p text:style-name="P5"><text:span text:style-name="T3"/></text:p>
      <text:p text:style-name="P5"><text:span text:style-name="T32">@Override</text:span></text:p>
      <text:p text:style-name="P25"><text:span text:style-name="T3"><text:tab/></text:span><text:span text:style-name="T1">public</text:span><text:span text:style-name="T3"> List&lt;Usuario&gt; getAll() {</text:span></text:p>
      <text:p text:style-name="P25"><text:span text:style-name="T3"><text:tab/><text:tab/>List&lt;Usuario&gt; </text:span><text:span text:style-name="T34">lista</text:span><text:span text:style-name="T3"> = </text:span><text:span text:style-name="T1">new</text:span><text:span text:style-name="T3"> ArrayList&lt;Usuario&gt;();</text:span></text:p>
      <text:p text:style-name="P25"><text:span text:style-name="T3"><text:tab/><text:tab/>String </text:span><text:span text:style-name="T34">sql</text:span><text:span text:style-name="T3"> = </text:span><text:span text:style-name="T37">"SELECT usuario.id as 'id_usuario', usuario.nombre as 'nombre_usuario',usuario.password as 'password',usuario.id_rol,rol.id as 'rol_id',rol.nombre as 'rol_nombre' FROM usuario,rol where usuario.id= rol.id;"</text:span><text:span text:style-name="T3">;</text:span></text:p>
      <text:p text:style-name="P28"/>
      <text:p text:style-name="P25"><text:span text:style-name="T3"><text:tab/><text:tab/></text:span><text:span text:style-name="T1">try</text:span><text:span text:style-name="T3"> (Connection </text:span><text:span text:style-name="T34">con</text:span><text:span text:style-name="T3"> = ConnectionManager.</text:span><text:span text:style-name="T20">getConnection</text:span><text:span text:style-name="T3">();</text:span></text:p>
      <text:p text:style-name="P25"><text:span text:style-name="T3"><text:tab/><text:tab/><text:tab/><text:tab/>PreparedStatement </text:span><text:span text:style-name="T34">pst</text:span><text:span text:style-name="T3"> = </text:span><text:span text:style-name="T34">con</text:span><text:span text:style-name="T3">.prepareStatement(</text:span><text:span text:style-name="T34">sql</text:span><text:span text:style-name="T3">);</text:span></text:p>
      <text:p text:style-name="P25"><text:span text:style-name="T3"><text:tab/><text:tab/><text:tab/><text:tab/>ResultSet </text:span><text:span text:style-name="T34">rs</text:span><text:span text:style-name="T3"> = </text:span><text:span text:style-name="T34">pst</text:span><text:span text:style-name="T3">.executeQuery();) {</text:span></text:p>
      <text:p text:style-name="P25"><text:span text:style-name="T3"><text:tab/><text:tab/><text:tab/>Usuario </text:span><text:span text:style-name="T34">m</text:span><text:span text:style-name="T3"> = </text:span><text:span text:style-name="T1">null</text:span><text:span text:style-name="T3">;</text:span></text:p>
      <text:p text:style-name="P25"><text:span text:style-name="T3"><text:tab/><text:tab/><text:tab/></text:span><text:span text:style-name="T1">while</text:span><text:span text:style-name="T3"> (</text:span><text:span text:style-name="T34">rs</text:span><text:span text:style-name="T3">.next()) {</text:span></text:p>
      <text:p text:style-name="P25"><text:span text:style-name="T3"><text:tab/><text:tab/><text:tab/><text:tab/></text:span><text:span text:style-name="T34">m</text:span><text:span text:style-name="T3"> = mapper(</text:span><text:span text:style-name="T34">rs</text:span><text:span text:style-name="T3">);</text:span></text:p>
      <text:p text:style-name="P25"><text:span text:style-name="T3"><text:tab/><text:tab/><text:tab/><text:tab/></text:span><text:span text:style-name="T34">lista</text:span><text:span text:style-name="T3">.add(</text:span><text:span text:style-name="T34">m</text:span><text:span text:style-name="T3">);</text:span></text:p>
      <text:p text:style-name="P25"><text:span text:style-name="T3"><text:tab/><text:tab/><text:tab/>}</text:span></text:p>
      <text:p text:style-name="P28"/>
      <text:p text:style-name="P25"><text:span text:style-name="T3"><text:tab/><text:tab/>} </text:span><text:span text:style-name="T1">catch</text:span><text:span text:style-name="T3"> (Exception </text:span><text:span text:style-name="T34">e</text:span><text:span text:style-name="T3">) {</text:span></text:p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}</text:span></text:p>
      <text:p text:style-name="P25"><text:span text:style-name="T3"><text:tab/><text:tab/></text:span><text:span text:style-name="T1">return</text:span><text:span text:style-name="T3"> </text:span><text:span text:style-name="T34">lista</text:span><text:span text:style-name="T3">;</text:span></text:p>
      <text:p text:style-name="P28"/>
      <text:p text:style-name="P5"><text:span text:style-name="T3"><text:tab/>}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8"><text:soft-page-break/><text:span text:style-name="T3">Crear usuarios:</text:span></text:p>
      <text:p text:style-name="P8"><text:span text:style-name="T3"><text:tab/></text:span><text:span text:style-name="T1">public</text:span><text:span text:style-name="T3"> </text:span><text:span text:style-name="T1">boolean</text:span><text:span text:style-name="T3"> crear(Usuario </text:span><text:span text:style-name="T34">pojo</text:span><text:span text:style-name="T3">) {</text:span></text:p>
      <text:p text:style-name="P25"><text:span text:style-name="T3"><text:tab/><text:tab/></text:span><text:span text:style-name="T1">boolean</text:span><text:span text:style-name="T3"> </text:span><text:span text:style-name="T34">resul</text:span><text:span text:style-name="T3"> = </text:span><text:span text:style-name="T1">false</text:span><text:span text:style-name="T3">;</text:span></text:p>
      <text:p text:style-name="P25"><text:span text:style-name="T3"><text:tab/><text:tab/>String </text:span><text:span text:style-name="T34">sql</text:span><text:span text:style-name="T3"> = </text:span><text:span text:style-name="T37">"INSERT INTO <text:s/>usuario (nombre, password,id_rol,email) VALUES ( ?,?, ?, ? );"</text:span><text:span text:style-name="T3">;</text:span></text:p>
      <text:p text:style-name="P28"/>
      <text:p text:style-name="P25"><text:span text:style-name="T3"><text:tab/><text:tab/></text:span><text:span text:style-name="T1">try</text:span><text:span text:style-name="T3"> (Connection </text:span><text:span text:style-name="T34">con</text:span><text:span text:style-name="T3"> = ConnectionManager.</text:span><text:span text:style-name="T20">getConnection</text:span><text:span text:style-name="T3">();</text:span></text:p>
      <text:p text:style-name="P25"><text:span text:style-name="T3"><text:tab/><text:tab/><text:tab/><text:tab/>PreparedStatement </text:span><text:span text:style-name="T34">pst</text:span><text:span text:style-name="T3"> = </text:span><text:span text:style-name="T34">con</text:span><text:span text:style-name="T3">.prepareStatement(</text:span><text:span text:style-name="T34">sql</text:span><text:span text:style-name="T3">, PreparedStatement.</text:span><text:span text:style-name="T27">RETURN_GENERATED_KEYS</text:span><text:span text:style-name="T3">);) {</text:span></text:p>
      <text:p text:style-name="P28"/>
      <text:p text:style-name="P25"><text:span text:style-name="T3"><text:tab/><text:tab/><text:tab/></text:span><text:span text:style-name="T34">pst</text:span><text:span text:style-name="T3">.setString(1, </text:span><text:span text:style-name="T34">pojo</text:span><text:span text:style-name="T3">.getNombre());</text:span></text:p>
      <text:p text:style-name="P25"><text:span text:style-name="T3"><text:tab/><text:tab/><text:tab/></text:span><text:span text:style-name="T34">pst</text:span><text:span text:style-name="T3">.setString(2, </text:span><text:span text:style-name="T34">pojo</text:span><text:span text:style-name="T3">.getPass());</text:span></text:p>
      <text:p text:style-name="P25"><text:span text:style-name="T3"><text:tab/><text:tab/><text:tab/></text:span><text:span text:style-name="T34">pst</text:span><text:span text:style-name="T3">.setInt(3, 2);</text:span></text:p>
      <text:p text:style-name="P25"><text:span text:style-name="T3"><text:tab/><text:tab/><text:tab/></text:span><text:span text:style-name="T34">pst</text:span><text:span text:style-name="T3">.setString(4, </text:span><text:span text:style-name="T34">pojo</text:span><text:span text:style-name="T3">.getEmail());</text:span></text:p>
      <text:p text:style-name="P25"><text:span text:style-name="T3"><text:tab/><text:tab/><text:tab/></text:span></text:p>
      <text:p text:style-name="P28"/>
      <text:p text:style-name="P25"><text:span text:style-name="T3"><text:tab/><text:tab/><text:tab/></text:span><text:span text:style-name="T1">int</text:span><text:span text:style-name="T3"> </text:span><text:span text:style-name="T34">affectedRows</text:span><text:span text:style-name="T3"> = </text:span><text:span text:style-name="T34">pst</text:span><text:span text:style-name="T3">.executeUpdate();</text:span></text:p>
      <text:p text:style-name="P25"><text:span text:style-name="T3"><text:tab/><text:tab/><text:tab/></text:span><text:span text:style-name="T1">if</text:span><text:span text:style-name="T3"> (</text:span><text:span text:style-name="T34">affectedRows</text:span><text:span text:style-name="T3"> == 1) {</text:span></text:p>
      <text:p text:style-name="P25"><text:span text:style-name="T3"><text:tab/><text:tab/><text:tab/><text:tab/></text:span><text:span text:style-name="T43">// </text:span><text:span text:style-name="T44">recuperar</text:span><text:span text:style-name="T43"> ID </text:span><text:span text:style-name="T44">generado</text:span><text:span text:style-name="T43"> </text:span><text:span text:style-name="T44">de</text:span><text:span text:style-name="T43"> </text:span><text:span text:style-name="T44">forma</text:span><text:span text:style-name="T43"> </text:span><text:span text:style-name="T44">automatica</text:span></text:p>
      <text:p text:style-name="P25"><text:span text:style-name="T3"><text:tab/><text:tab/><text:tab/><text:tab/></text:span><text:span text:style-name="T1">try</text:span><text:span text:style-name="T3"> (ResultSet </text:span><text:span text:style-name="T34">rs</text:span><text:span text:style-name="T3"> = </text:span><text:span text:style-name="T34">pst</text:span><text:span text:style-name="T3">.getGeneratedKeys()) {</text:span></text:p>
      <text:p text:style-name="P25"><text:span text:style-name="T3"><text:tab/><text:tab/><text:tab/><text:tab/><text:tab/></text:span><text:span text:style-name="T1">while</text:span><text:span text:style-name="T3"> (</text:span><text:span text:style-name="T34">rs</text:span><text:span text:style-name="T3">.next()) {</text:span></text:p>
      <text:p text:style-name="P25"><text:span text:style-name="T3"><text:tab/><text:tab/><text:tab/><text:tab/><text:tab/><text:tab/></text:span><text:span text:style-name="T34">pojo</text:span><text:span text:style-name="T3">.setId(</text:span><text:span text:style-name="T34">rs</text:span><text:span text:style-name="T3">.getInt(1));</text:span></text:p>
      <text:p text:style-name="P25"><text:span text:style-name="T3"><text:tab/><text:tab/><text:tab/><text:tab/><text:tab/><text:tab/></text:span><text:span text:style-name="T34">resul</text:span><text:span text:style-name="T3"> = </text:span><text:span text:style-name="T1">true</text:span><text:span text:style-name="T3">;</text:span></text:p>
      <text:p text:style-name="P25"><text:span text:style-name="T3"><text:tab/><text:tab/><text:tab/><text:tab/><text:tab/>}</text:span></text:p>
      <text:p text:style-name="P25"><text:span text:style-name="T3"><text:tab/><text:tab/><text:tab/><text:tab/>}</text:span></text:p>
      <text:p text:style-name="P25"><text:span text:style-name="T3"><text:tab/><text:tab/><text:tab/>}</text:span></text:p>
      <text:p text:style-name="P25"><text:span text:style-name="T3"><text:tab/><text:tab/>}</text:span><text:span text:style-name="T1">catch</text:span><text:span text:style-name="T3"> (MySQLIntegrityConstraintViolationException </text:span><text:span text:style-name="T34">e</text:span><text:span text:style-name="T3">) {</text:span></text:p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}</text:span></text:p>
      <text:p text:style-name="P25"><text:span text:style-name="T3"><text:tab/><text:tab/></text:span></text:p>
      <text:p text:style-name="P25"><text:span text:style-name="T3"><text:tab/><text:tab/></text:span><text:span text:style-name="T1">catch</text:span><text:span text:style-name="T3"> (Exception </text:span><text:span text:style-name="T34">e</text:span><text:span text:style-name="T3">) {</text:span></text:p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}</text:span></text:p>
      <text:p text:style-name="P25"><text:span text:style-name="T3"><text:tab/><text:tab/></text:span><text:span text:style-name="T1">return</text:span><text:span text:style-name="T3"> </text:span><text:span text:style-name="T34">resul</text:span><text:span text:style-name="T3">;</text:span></text:p>
      <text:p text:style-name="P28"/>
      <text:p text:style-name="P8"><text:span text:style-name="T3"><text:tab/>}</text:span></text:p>
      <text:p text:style-name="P8"><text:span text:style-name="T3"/></text:p>
      <text:p text:style-name="P9"><text:span text:style-name="T3">Mapper recoge los valores consultados de la base de datos,en este caso cuando pones por ejemplo idusuario as id_usuario,el id_usuario es la clave que va a contener el valor que retorne el idusuario.</text:span></text:p>
      <text:p text:style-name="P9"><text:span text:style-name="T3"/></text:p>
      <text:p text:style-name="P9"><text:span text:style-name="T3"><text:tab/></text:span><text:span text:style-name="T32">@Override</text:span></text:p>
      <text:p text:style-name="P25"><text:span text:style-name="T3"><text:tab/></text:span><text:span text:style-name="T1">public</text:span><text:span text:style-name="T3"> Usuario mapper(ResultSet </text:span><text:span text:style-name="T34">rs</text:span><text:span text:style-name="T3">) </text:span><text:span text:style-name="T1">throws</text:span><text:span text:style-name="T3"> SQLException {</text:span></text:p>
      <text:p text:style-name="P25"><text:span text:style-name="T3"><text:tab/><text:tab/>Usuario </text:span><text:span text:style-name="T34">u</text:span><text:span text:style-name="T3"> = </text:span><text:span text:style-name="T1">new</text:span><text:span text:style-name="T3"> Usuario();</text:span></text:p>
      <text:p text:style-name="P25"><text:span text:style-name="T3"><text:tab/><text:tab/></text:span><text:span text:style-name="T34">u</text:span><text:span text:style-name="T3">.setId(</text:span><text:span text:style-name="T34">rs</text:span><text:span text:style-name="T3">.getInt(</text:span><text:span text:style-name="T37">"id_usuario"</text:span><text:span text:style-name="T3">));</text:span></text:p>
      <text:p text:style-name="P25"><text:span text:style-name="T3"><text:tab/><text:tab/></text:span><text:span text:style-name="T34">u</text:span><text:span text:style-name="T3">.setNombre(</text:span><text:span text:style-name="T34">rs</text:span><text:span text:style-name="T3">.getString(</text:span><text:span text:style-name="T37">"nombre_usuario"</text:span><text:span text:style-name="T3">));</text:span></text:p>
      <text:p text:style-name="P25"><text:span text:style-name="T3"><text:tab/><text:tab/></text:span><text:span text:style-name="T34">u</text:span><text:span text:style-name="T3">.setPass(</text:span><text:span text:style-name="T34">rs</text:span><text:span text:style-name="T3">.getString(</text:span><text:span text:style-name="T37">"password"</text:span><text:span text:style-name="T3">));</text:span></text:p>
      <text:p text:style-name="P28"/>
      <text:p text:style-name="P25"><text:span text:style-name="T3"><text:tab/><text:tab/></text:span><text:span text:style-name="T43">// </text:span><text:span text:style-name="T44">Rol</text:span><text:span text:style-name="T43"> </text:span><text:span text:style-name="T44">del</text:span><text:span text:style-name="T43"> </text:span><text:span text:style-name="T44">usuario</text:span></text:p>
      <text:p text:style-name="P25"><text:span text:style-name="T3"><text:tab/><text:tab/>Rol </text:span><text:span text:style-name="T34">rol</text:span><text:span text:style-name="T3"> = </text:span><text:span text:style-name="T1">new</text:span><text:span text:style-name="T3"> Rol();</text:span></text:p>
      <text:p text:style-name="P25"><text:span text:style-name="T3"><text:tab/><text:tab/></text:span><text:span text:style-name="T34">rol</text:span><text:span text:style-name="T3">.setId(</text:span><text:span text:style-name="T34">rs</text:span><text:span text:style-name="T3">.getInt(</text:span><text:span text:style-name="T37">"</text:span><text:span text:style-name="T38">id</text:span><text:span text:style-name="T37">_</text:span><text:span text:style-name="T38">rol</text:span><text:span text:style-name="T37">"</text:span><text:span text:style-name="T3">));</text:span></text:p>
      <text:p text:style-name="P25"><text:span text:style-name="T3"><text:tab/><text:tab/></text:span><text:span text:style-name="T34">rol</text:span><text:span text:style-name="T3">.setNombre(</text:span><text:span text:style-name="T34">rs</text:span><text:span text:style-name="T3">.getString(</text:span><text:span text:style-name="T37">"</text:span><text:span text:style-name="T38">nombre</text:span><text:span text:style-name="T37">_</text:span><text:span text:style-name="T38">rol</text:span><text:span text:style-name="T37">"</text:span><text:span text:style-name="T3">));</text:span></text:p>
      <text:p text:style-name="P25"><text:span text:style-name="T3"><text:tab/><text:tab/></text:span><text:span text:style-name="T34">u</text:span><text:span text:style-name="T3">.setRol(</text:span><text:span text:style-name="T34">rol</text:span><text:span text:style-name="T3">);</text:span></text:p>
      <text:p text:style-name="P28"/>
      <text:p text:style-name="P25"><text:span text:style-name="T3"><text:tab/><text:tab/></text:span><text:span text:style-name="T1">return</text:span><text:span text:style-name="T3"> </text:span><text:span text:style-name="T34">u</text:span><text:span text:style-name="T3">;</text:span></text:p>
      <text:p text:style-name="P9"><text:span text:style-name="T3"><text:tab/>}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oft-page-break/><text:span text:style-name="T3">Conectarse a la base de datos,hay que crear una clase llamada ConnectionManager y meter estos parametros:</text:span></text:p>
      <text:p text:style-name="P10"><text:span text:style-name="T1">public</text:span><text:span text:style-name="T3"> </text:span><text:span text:style-name="T1">class</text:span><text:span text:style-name="T3"> ConnectionManager {</text:span></text:p>
      <text:p text:style-name="P25"><text:span text:style-name="T3"><text:tab/></text:span></text:p>
      <text:p text:style-name="P25"><text:span text:style-name="T3"><text:tab/></text:span><text:span text:style-name="T1">private</text:span><text:span text:style-name="T3"> </text:span><text:span text:style-name="T1">static</text:span><text:span text:style-name="T3"> Connection </text:span><text:span text:style-name="T26">conn</text:span><text:span text:style-name="T3">;</text:span></text:p>
      <text:p text:style-name="P28"/>
      <text:p text:style-name="P25"><text:span text:style-name="T3"><text:tab/></text:span><text:span text:style-name="T1">public</text:span><text:span text:style-name="T3"> </text:span><text:span text:style-name="T1">static</text:span><text:span text:style-name="T3"> Connection getConnection() {</text:span></text:p>
      <text:p text:style-name="P28"/>
      <text:p text:style-name="P25"><text:span text:style-name="T3"><text:tab/><text:tab/></text:span><text:span text:style-name="T26">conn</text:span><text:span text:style-name="T3"> = </text:span><text:span text:style-name="T1">null</text:span><text:span text:style-name="T3">;</text:span></text:p>
      <text:p text:style-name="P28"/>
      <text:p text:style-name="P25"><text:span text:style-name="T3"><text:tab/><text:tab/></text:span><text:span text:style-name="T1">try</text:span><text:span text:style-name="T3"> {</text:span></text:p>
      <text:p text:style-name="P25"><text:span text:style-name="T3"><text:tab/><text:tab/><text:tab/>InitialContext </text:span><text:span text:style-name="T34">ctx</text:span><text:span text:style-name="T3"> = </text:span><text:span text:style-name="T1">new</text:span><text:span text:style-name="T3"> InitialContext();</text:span></text:p>
      <text:p text:style-name="P25"><text:span text:style-name="T3"><text:tab/><text:tab/><text:tab/>DataSource </text:span><text:span text:style-name="T34">ds</text:span><text:span text:style-name="T3"> = (DataSource) </text:span><text:span text:style-name="T34">ctx</text:span><text:span text:style-name="T3">.lookup(</text:span><text:span text:style-name="T37">"java:comp/env/jdbc/mydb"</text:span><text:span text:style-name="T3">);</text:span></text:p>
      <text:p text:style-name="P28"/>
      <text:p text:style-name="P25"><text:span text:style-name="T3"><text:tab/><text:tab/><text:tab/></text:span><text:span text:style-name="T1">if</text:span><text:span text:style-name="T3"> (</text:span><text:span text:style-name="T34">ds</text:span><text:span text:style-name="T3"> == </text:span><text:span text:style-name="T1">null</text:span><text:span text:style-name="T3">) {</text:span></text:p>
      <text:p text:style-name="P25"><text:span text:style-name="T3"><text:tab/><text:tab/><text:tab/><text:tab/></text:span><text:span text:style-name="T1">throw</text:span><text:span text:style-name="T3"> </text:span><text:span text:style-name="T1">new</text:span><text:span text:style-name="T3"> Exception(</text:span><text:span text:style-name="T37">"Data source no encontrado!"</text:span><text:span text:style-name="T3">);</text:span></text:p>
      <text:p text:style-name="P25"><text:span text:style-name="T3"><text:tab/><text:tab/><text:tab/>}</text:span></text:p>
      <text:p text:style-name="P25"><text:span text:style-name="T3"><text:tab/><text:tab/><text:tab/>System.</text:span><text:span text:style-name="T27">out</text:span><text:span text:style-name="T3">.println(</text:span><text:span text:style-name="T37">"Conexion correcta"</text:span><text:span text:style-name="T3">);</text:span></text:p>
      <text:p text:style-name="P25"><text:span text:style-name="T3"><text:tab/><text:tab/><text:tab/></text:span><text:span text:style-name="T26">conn</text:span><text:span text:style-name="T3"> = </text:span><text:span text:style-name="T34">ds</text:span><text:span text:style-name="T3">.getConnection();</text:span></text:p>
      <text:p text:style-name="P28"/>
      <text:p text:style-name="P25"><text:span text:style-name="T3"><text:tab/><text:tab/>} </text:span><text:span text:style-name="T1">catch</text:span><text:span text:style-name="T3"> (Exception </text:span><text:span text:style-name="T34">e</text:span><text:span text:style-name="T3">) {</text:span></text:p>
      <text:p text:style-name="P28"/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}</text:span></text:p>
      <text:p text:style-name="P28"/>
      <text:p text:style-name="P25"><text:span text:style-name="T3"><text:tab/><text:tab/></text:span><text:span text:style-name="T1">return</text:span><text:span text:style-name="T3"> </text:span><text:span text:style-name="T26">conn</text:span><text:span text:style-name="T3">;</text:span></text:p>
      <text:p text:style-name="P28"/>
      <text:p text:style-name="P25"><text:span text:style-name="T3"><text:tab/>}</text:span></text:p>
      <text:p text:style-name="P28"/>
      <text:p text:style-name="P25"><text:span text:style-name="T3">}</text:span></text:p>
      <text:p text:style-name="P25"><text:span text:style-name="T3"/></text:p>
      <text:p text:style-name="P29"><text:span text:style-name="T3">Despues hay que mirar el Context.xml que se encuentra en la carpeta webapp/META-INF/context.xml,donde se expecifica la direccion de la base de datos.</text:span></text:p>
      <text:p text:style-name="P29"><text:span text:style-name="T3"/></text:p>
      <text:p text:style-name="P29"><text:span text:style-name="T45">&lt;?</text:span><text:span text:style-name="T46">xml</text:span><text:span text:style-name="T48"> </text:span><text:span text:style-name="T50">version</text:span><text:span text:style-name="T3">=</text:span><text:span text:style-name="T40">"1.0"</text:span><text:span text:style-name="T48"> </text:span><text:span text:style-name="T50">encoding</text:span><text:span text:style-name="T3">=</text:span><text:span text:style-name="T40">"UTF-8"</text:span><text:span text:style-name="T45">?&gt;</text:span></text:p>
      <text:p text:style-name="P25"><text:span text:style-name="T45">&lt;</text:span><text:span text:style-name="T46">Context</text:span><text:span text:style-name="T45">&gt;</text:span></text:p>
      <text:p text:style-name="P25"><text:span text:style-name="T3"><text:tab/></text:span><text:span text:style-name="T45">&lt;</text:span><text:span text:style-name="T46">Resource</text:span><text:span text:style-name="T48"> </text:span><text:span text:style-name="T50">auth</text:span><text:span text:style-name="T3">=</text:span><text:span text:style-name="T40">"Container"</text:span><text:span text:style-name="T48"> </text:span></text:p>
      <text:p text:style-name="P25"><text:span text:style-name="T48"><text:tab/> <text:s text:c="3"/></text:span><text:span text:style-name="T50">driverClassName</text:span><text:span text:style-name="T3">=</text:span><text:span text:style-name="T40">"com.mysql.jdbc.Driver"</text:span></text:p>
      <text:p text:style-name="P25"><text:span text:style-name="T48"><text:tab/><text:tab/></text:span><text:span text:style-name="T50">maxActive</text:span><text:span text:style-name="T3">=</text:span><text:span text:style-name="T40">"100"</text:span><text:span text:style-name="T48"> </text:span></text:p>
      <text:p text:style-name="P25"><text:span text:style-name="T48"><text:tab/><text:tab/></text:span><text:span text:style-name="T50">maxIdle</text:span><text:span text:style-name="T3">=</text:span><text:span text:style-name="T40">"30"</text:span><text:span text:style-name="T48"> </text:span></text:p>
      <text:p text:style-name="P25"><text:span text:style-name="T48"><text:tab/><text:tab/></text:span><text:span text:style-name="T50">maxWait</text:span><text:span text:style-name="T3">=</text:span><text:span text:style-name="T40">"10000"</text:span><text:span text:style-name="T48"> </text:span></text:p>
      <text:p text:style-name="P25"><text:span text:style-name="T48"><text:tab/><text:tab/></text:span><text:span text:style-name="T50">name</text:span><text:span text:style-name="T3">=</text:span><text:span text:style-name="T40">"jdbc/mydb"</text:span><text:span text:style-name="T48"><text:tab/> </text:span></text:p>
      <text:p text:style-name="P25"><text:span text:style-name="T48"><text:tab/><text:tab/></text:span><text:span text:style-name="T50">type</text:span><text:span text:style-name="T3">=</text:span><text:span text:style-name="T40">"javax.sql.DataSource"</text:span></text:p>
      <text:p text:style-name="P25"><text:span text:style-name="T48"><text:tab/><text:tab/></text:span><text:span text:style-name="T50">url</text:span><text:span text:style-name="T3">=</text:span><text:span text:style-name="T40">"jdbc:mysql://localhost:3306/examen"</text:span><text:span text:style-name="T48"> </text:span></text:p>
      <text:p text:style-name="P25"><text:span text:style-name="T48"><text:tab/><text:tab/></text:span><text:span text:style-name="T50">username</text:span><text:span text:style-name="T3">=</text:span><text:span text:style-name="T40">"root"</text:span></text:p>
      <text:p text:style-name="P25"><text:span text:style-name="T48"><text:tab/><text:tab/></text:span><text:span text:style-name="T50">password</text:span><text:span text:style-name="T3">=</text:span><text:span text:style-name="T40">"root"</text:span><text:span text:style-name="T48"> </text:span></text:p>
      <text:p text:style-name="P25"><text:span text:style-name="T48"><text:tab/><text:tab/></text:span><text:span text:style-name="T45">/&gt;</text:span></text:p>
      <text:p text:style-name="P29"><text:span text:style-name="T45">&lt;/</text:span><text:span text:style-name="T46">Context</text:span><text:span text:style-name="T45">&gt;</text:span><text:span text:style-name="T3"><text:tab/></text:span></text:p>
      <text:p text:style-name="P10"><text:span text:style-name="T3"/></text:p>
      <text:p text:style-name="P10"><text:span text:style-name="T3"/></text:p>
      <text:p text:style-name="P12"><text:span text:style-name="T3">Crear Base de Datos en </text:span><text:span text:style-name="T22">Mysql </text:span><text:span text:style-name="T3">:</text:span></text:p>
      <text:p text:style-name="P12"><text:span text:style-name="T3"/></text:p>
      <text:p text:style-name="P12"><text:span text:style-name="T3">File--&gt; New Model --&gt;Si pinchas dos veces en mydb ya puedes personalizar el nombre de la base de datos y depues ya puedes crear las tablas.</text:span></text:p>
      <text:p text:style-name="P10"><text:span text:style-name="T3"/></text:p>
      <text:p text:style-name="P13"><text:span text:style-name="T3">Una vez hecho eso/acabado tienes que ir al diagrama y conectar las tablas sin tiene campos foraneos,en caso de ser 1 a N siempre el primero es N por lo que tienes que asignar la N a la tabla que pueda contener mas campos. El ejemplo seria Usuario y roles,un usuario puede tener muchos roles pero un rol pertence a un solo usuario por lo que tienes que asignar la N a la tabla usuarios.</text:span></text:p>
      <text:p text:style-name="P13"><text:span text:style-name="T3"/></text:p>
      <text:p text:style-name="P14"><text:span text:style-name="T3">Una vez hecho esto tienes que enviar crear la base de datos dando a Database--&gt; Forward </text:span><text:soft-page-break/><text:span text:style-name="T3">Engineer lo que hara que la base de datos este creada y disponible desde heidi.</text:span></text:p>
      <text:p text:style-name="P16"><text:span text:style-name="T3"/></text:p>
      <text:p text:style-name="P11"><text:span text:style-name="T3">Cambiar </text:span><text:span text:style-name="T4">la </text:span><text:span text:style-name="T3">pagina por defecto:Es decir ignorar el index.jsp y poner otra direccion por defecto.</text:span></text:p>
      <text:p text:style-name="P11"><text:span text:style-name="T3"/></text:p>
      <text:p text:style-name="P11"><text:span text:style-name="T45">&lt;?</text:span><text:span text:style-name="T46">xml</text:span><text:span text:style-name="T48"> </text:span><text:span text:style-name="T50">version</text:span><text:span text:style-name="T3">=</text:span><text:span text:style-name="T40">"1.0"</text:span><text:span text:style-name="T48"> </text:span><text:span text:style-name="T50">encoding</text:span><text:span text:style-name="T3">=</text:span><text:span text:style-name="T40">"UTF-8"</text:span><text:span text:style-name="T45">?&gt;</text:span></text:p>
      <text:p text:style-name="P25"><text:span text:style-name="T45">&lt;</text:span><text:span text:style-name="T46">web-app</text:span><text:span text:style-name="T48"> </text:span><text:span text:style-name="T50">xmlns:xsi</text:span><text:span text:style-name="T3">=</text:span><text:span text:style-name="T40">"http://www.w3.org/2001/XMLSchema-instance"</text:span><text:span text:style-name="T48"> </text:span><text:span text:style-name="T50">xmlns</text:span><text:span text:style-name="T3">=</text:span><text:span text:style-name="T40">"http://java.sun.com/xml/ns/javaee"</text:span><text:span text:style-name="T48"> </text:span><text:span text:style-name="T50">xsi:schemaLocation</text:span><text:span text:style-name="T3">=</text:span><text:span text:style-name="T40">"http://java.sun.com/xml/ns/javaee http://java.sun.com/xml/ns/javaee/web-app_3_0.xsd"</text:span><text:span text:style-name="T48"> </text:span><text:span text:style-name="T50">id</text:span><text:span text:style-name="T3">=</text:span><text:span text:style-name="T40">"WebApp_ID"</text:span><text:span text:style-name="T48"> </text:span><text:span text:style-name="T50">version</text:span><text:span text:style-name="T3">=</text:span><text:span text:style-name="T40">"3.0"</text:span><text:span text:style-name="T45">&gt;</text:span></text:p>
      <text:p text:style-name="P25"><text:span text:style-name="T3"><text:s text:c="2"/></text:span><text:span text:style-name="T45">&lt;</text:span><text:span text:style-name="T46">display-name</text:span><text:span text:style-name="T45">&gt;</text:span><text:span text:style-name="T21">nidea</text:span><text:span text:style-name="T45">&lt;/</text:span><text:span text:style-name="T46">display-name</text:span><text:span text:style-name="T45">&gt;</text:span></text:p>
      <text:p text:style-name="P25"><text:span text:style-name="T3"><text:s text:c="2"/></text:span><text:span text:style-name="T45">&lt;</text:span><text:span text:style-name="T46">welcome-file-list</text:span><text:span text:style-name="T45">&gt;</text:span></text:p>
      <text:p text:style-name="P25"><text:span text:style-name="T3"><text:s text:c="4"/></text:span><text:span text:style-name="T45">&lt;</text:span><text:span text:style-name="T46">welcome-file</text:span><text:span text:style-name="T45">&gt;</text:span><text:span text:style-name="T3">login.jsp</text:span><text:span text:style-name="T45">&lt;/</text:span><text:span text:style-name="T46">welcome-file</text:span><text:span text:style-name="T45">&gt;</text:span></text:p>
      <text:p text:style-name="P25"><text:span text:style-name="T3"><text:s text:c="2"/></text:span><text:span text:style-name="T45">&lt;/</text:span><text:span text:style-name="T46">welcome-file-list</text:span><text:span text:style-name="T45">&gt;</text:span></text:p>
      <text:p text:style-name="P25"><text:span text:style-name="T3"><text:s text:c="2"/></text:span><text:span text:style-name="T45">&lt;</text:span><text:span text:style-name="T46">resource-ref</text:span><text:span text:style-name="T45">&gt;</text:span></text:p>
      <text:p text:style-name="P25"><text:span text:style-name="T3"><text:s text:c="4"/></text:span><text:span text:style-name="T45">&lt;</text:span><text:span text:style-name="T46">description</text:span><text:span text:style-name="T45">&gt;</text:span><text:span text:style-name="T3">MySQL </text:span><text:span text:style-name="T21">Datasource</text:span><text:span text:style-name="T3"> example</text:span><text:span text:style-name="T45">&lt;/</text:span><text:span text:style-name="T46">description</text:span><text:span text:style-name="T45">&gt;</text:span></text:p>
      <text:p text:style-name="P25"><text:span text:style-name="T3"><text:s text:c="4"/></text:span><text:span text:style-name="T45">&lt;</text:span><text:span text:style-name="T46">res-ref-name</text:span><text:span text:style-name="T45">&gt;</text:span><text:span text:style-name="T21">jdbc</text:span><text:span text:style-name="T3">/</text:span><text:span text:style-name="T21">mydb</text:span><text:span text:style-name="T45">&lt;/</text:span><text:span text:style-name="T46">res-ref-name</text:span><text:span text:style-name="T45">&gt;</text:span></text:p>
      <text:p text:style-name="P25"><text:span text:style-name="T3"><text:s text:c="4"/></text:span><text:span text:style-name="T45">&lt;</text:span><text:span text:style-name="T46">res-type</text:span><text:span text:style-name="T45">&gt;</text:span><text:span text:style-name="T3">javax.sql.DataSource</text:span><text:span text:style-name="T45">&lt;/</text:span><text:span text:style-name="T46">res-type</text:span><text:span text:style-name="T45">&gt;</text:span></text:p>
      <text:p text:style-name="P25"><text:span text:style-name="T3"><text:s text:c="4"/></text:span><text:span text:style-name="T45">&lt;</text:span><text:span text:style-name="T46">res-auth</text:span><text:span text:style-name="T45">&gt;</text:span><text:span text:style-name="T3">Container</text:span><text:span text:style-name="T45">&lt;/</text:span><text:span text:style-name="T46">res-auth</text:span><text:span text:style-name="T45">&gt;</text:span></text:p>
      <text:p text:style-name="P25"><text:span text:style-name="T3"><text:s text:c="2"/></text:span><text:span text:style-name="T45">&lt;/</text:span><text:span text:style-name="T46">resource-ref</text:span><text:span text:style-name="T45">&gt;</text:span></text:p>
      <text:p text:style-name="P25"><text:span text:style-name="T3"><text:s text:c="2"/></text:span><text:span text:style-name="T45">&lt;</text:span><text:span text:style-name="T46">error-page</text:span><text:span text:style-name="T45">&gt;</text:span></text:p>
      <text:p text:style-name="P25"><text:span text:style-name="T3"><text:s text:c="4"/></text:span><text:span text:style-name="T45">&lt;</text:span><text:span text:style-name="T46">error-code</text:span><text:span text:style-name="T45">&gt;</text:span><text:span text:style-name="T3">404</text:span><text:span text:style-name="T45">&lt;/</text:span><text:span text:style-name="T46">error-code</text:span><text:span text:style-name="T45">&gt;</text:span></text:p>
      <text:p text:style-name="P25"><text:span text:style-name="T3"><text:s text:c="4"/></text:span><text:span text:style-name="T45">&lt;</text:span><text:span text:style-name="T46">location</text:span><text:span text:style-name="T45">&gt;</text:span><text:span text:style-name="T3">/pagina404.</text:span><text:span text:style-name="T21">jsp</text:span><text:span text:style-name="T45">&lt;/</text:span><text:span text:style-name="T46">location</text:span><text:span text:style-name="T45">&gt;</text:span></text:p>
      <text:p text:style-name="P25"><text:span text:style-name="T3"><text:s text:c="2"/></text:span><text:span text:style-name="T45">&lt;/</text:span><text:span text:style-name="T46">error-page</text:span><text:span text:style-name="T45">&gt;</text:span></text:p>
      <text:p text:style-name="P25"><text:span text:style-name="T3"><text:s text:c="2"/></text:span><text:span text:style-name="T45">&lt;</text:span><text:span text:style-name="T46">error-page</text:span><text:span text:style-name="T45">&gt;</text:span></text:p>
      <text:p text:style-name="P25"><text:span text:style-name="T3"><text:s text:c="4"/></text:span><text:span text:style-name="T45">&lt;</text:span><text:span text:style-name="T46">exception-type</text:span><text:span text:style-name="T45">&gt;</text:span><text:span text:style-name="T3">java.lang.NullPointerException</text:span><text:span text:style-name="T45">&lt;/</text:span><text:span text:style-name="T46">exception-type</text:span><text:span text:style-name="T45">&gt;</text:span></text:p>
      <text:p text:style-name="P25"><text:span text:style-name="T3"><text:s text:c="4"/></text:span><text:span text:style-name="T45">&lt;</text:span><text:span text:style-name="T46">location</text:span><text:span text:style-name="T45">&gt;</text:span><text:span text:style-name="T3">/error.jsp</text:span><text:span text:style-name="T45">&lt;/</text:span><text:span text:style-name="T46">location</text:span><text:span text:style-name="T45">&gt;</text:span></text:p>
      <text:p text:style-name="P25"><text:span text:style-name="T3"><text:s text:c="2"/></text:span><text:span text:style-name="T45">&lt;/</text:span><text:span text:style-name="T46">error-page</text:span><text:span text:style-name="T45">&gt;</text:span></text:p>
      <text:p text:style-name="P11"><text:span text:style-name="T45">&lt;/</text:span><text:span text:style-name="T46">web-app</text:span><text:span text:style-name="T45">&gt;</text:span></text:p>
      <text:p text:style-name="P17"><text:span text:style-name="T3"/></text:p>
      <text:p text:style-name="P15"><text:span text:style-name="T3">Recoger parametros de entrada desde la JSP en este caso de crear,modificar,eliminar</text:span></text:p>
      <text:p text:style-name="P15"><text:span text:style-name="T3"/></text:p>
      <text:p text:style-name="P15"><text:span text:style-name="T3"><text:tab/></text:span><text:span text:style-name="T1">private</text:span><text:span text:style-name="T3"> </text:span><text:span text:style-name="T1">void</text:span><text:span text:style-name="T3"> doProcess(HttpServletRequest </text:span><text:span text:style-name="T34">request</text:span><text:span text:style-name="T3">, HttpServletResponse </text:span><text:span text:style-name="T34">response</text:span><text:span text:style-name="T3">)</text:span></text:p>
      <text:p text:style-name="P25"><text:span text:style-name="T3"><text:tab/><text:tab/><text:tab/></text:span><text:span text:style-name="T1">throws</text:span><text:span text:style-name="T3"> ServletException, IOException {</text:span></text:p>
      <text:p text:style-name="P28"/>
      <text:p text:style-name="P25"><text:span text:style-name="T3"><text:tab/><text:tab/></text:span><text:span text:style-name="T29">alert</text:span><text:span text:style-name="T3"> = </text:span><text:span text:style-name="T1">null</text:span><text:span text:style-name="T3">;</text:span></text:p>
      <text:p text:style-name="P25"><text:span text:style-name="T3"><text:tab/><text:tab/></text:span><text:span text:style-name="T1">try</text:span><text:span text:style-name="T3"> {</text:span></text:p>
      <text:p text:style-name="P25"><text:span text:style-name="T3"><text:tab/><text:tab/><text:tab/>recogerParametros(</text:span><text:span text:style-name="T34">request</text:span><text:span text:style-name="T3">);</text:span></text:p>
      <text:p text:style-name="P28"/>
      <text:p text:style-name="P25"><text:span text:style-name="T3"><text:tab/><text:tab/><text:tab/></text:span><text:span text:style-name="T1">switch</text:span><text:span text:style-name="T3"> (</text:span><text:span text:style-name="T29">op</text:span><text:span text:style-name="T3">) {</text:span></text:p>
      <text:p text:style-name="P25"><text:span text:style-name="T3"><text:tab/><text:tab/><text:tab/></text:span><text:span text:style-name="T1">case</text:span><text:span text:style-name="T3"> </text:span><text:span text:style-name="T27">OP_MOSTRAR_FORMULARIO</text:span><text:span text:style-name="T3">:</text:span></text:p>
      <text:p text:style-name="P25"><text:span text:style-name="T3"><text:tab/><text:tab/><text:tab/><text:tab/>mostrarFormulario(</text:span><text:span text:style-name="T34">request</text:span><text:span text:style-name="T3">);</text:span></text:p>
      <text:p text:style-name="P25"><text:span text:style-name="T3"><text:tab/><text:tab/><text:tab/><text:tab/></text:span><text:span text:style-name="T1">break</text:span><text:span text:style-name="T3">;</text:span></text:p>
      <text:p text:style-name="P25"><text:span text:style-name="T3"><text:tab/><text:tab/><text:tab/></text:span><text:span text:style-name="T1">case</text:span><text:span text:style-name="T3"> </text:span><text:span text:style-name="T27">OP_ELIMINAR</text:span><text:span text:style-name="T3">:</text:span></text:p>
      <text:p text:style-name="P25"><text:span text:style-name="T3"><text:tab/><text:tab/><text:tab/><text:tab/>eliminar(</text:span><text:span text:style-name="T34">request</text:span><text:span text:style-name="T3">, </text:span><text:span text:style-name="T34">response</text:span><text:span text:style-name="T3">);</text:span></text:p>
      <text:p text:style-name="P25"><text:span text:style-name="T3"><text:tab/><text:tab/><text:tab/><text:tab/></text:span><text:span text:style-name="T1">break</text:span><text:span text:style-name="T3">;</text:span></text:p>
      <text:p text:style-name="P25"><text:span text:style-name="T3"><text:tab/><text:tab/><text:tab/></text:span><text:span text:style-name="T1">case</text:span><text:span text:style-name="T3"> </text:span><text:span text:style-name="T27">OP_BUSQUEDA</text:span><text:span text:style-name="T3">:</text:span></text:p>
      <text:p text:style-name="P25"><text:span text:style-name="T3"><text:tab/><text:tab/><text:tab/><text:tab/>buscar(</text:span><text:span text:style-name="T34">request</text:span><text:span text:style-name="T3">);</text:span></text:p>
      <text:p text:style-name="P25"><text:span text:style-name="T3"><text:tab/><text:tab/><text:tab/><text:tab/></text:span><text:span text:style-name="T1">break</text:span><text:span text:style-name="T3">;</text:span></text:p>
      <text:p text:style-name="P25"><text:span text:style-name="T3"><text:tab/><text:tab/><text:tab/></text:span><text:span text:style-name="T1">case</text:span><text:span text:style-name="T3"> </text:span><text:span text:style-name="T27">OP_GUARDAR</text:span><text:span text:style-name="T3">:</text:span></text:p>
      <text:p text:style-name="P25"><text:span text:style-name="T3"><text:tab/><text:tab/><text:tab/><text:tab/></text:span><text:span text:style-name="T5">guardar</text:span><text:span text:style-name="T3">(</text:span><text:span text:style-name="T34">request</text:span><text:span text:style-name="T3">);</text:span></text:p>
      <text:p text:style-name="P25"><text:span text:style-name="T3"><text:tab/><text:tab/><text:tab/><text:tab/></text:span><text:span text:style-name="T1">break</text:span><text:span text:style-name="T3">;</text:span></text:p>
      <text:p text:style-name="P25"><text:span text:style-name="T3"><text:tab/><text:tab/><text:tab/></text:span><text:span text:style-name="T1">default</text:span><text:span text:style-name="T3">:</text:span></text:p>
      <text:p text:style-name="P25"><text:span text:style-name="T3"><text:tab/><text:tab/><text:tab/><text:tab/>listar(</text:span><text:span text:style-name="T34">request</text:span><text:span text:style-name="T3">);</text:span></text:p>
      <text:p text:style-name="P25"><text:span text:style-name="T3"><text:tab/><text:tab/><text:tab/><text:tab/></text:span><text:span text:style-name="T1">break</text:span><text:span text:style-name="T3">;</text:span></text:p>
      <text:p text:style-name="P25"><text:span text:style-name="T3"><text:tab/><text:tab/><text:tab/>}</text:span></text:p>
      <text:p text:style-name="P25"><text:span text:style-name="T3"><text:tab/><text:tab/>} </text:span><text:span text:style-name="T1">catch</text:span><text:span text:style-name="T3"> (Exception </text:span><text:span text:style-name="T34">e</text:span><text:span text:style-name="T3">) {</text:span></text:p>
      <text:p text:style-name="P25"><text:span text:style-name="T3"><text:tab/><text:tab/><text:tab/></text:span><text:span text:style-name="T29">alert</text:span><text:span text:style-name="T3"> = </text:span><text:span text:style-name="T1">new</text:span><text:span text:style-name="T3"> Alert();</text:span></text:p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<text:tab/></text:span><text:span text:style-name="T29">dispatcher</text:span><text:span text:style-name="T3"> = </text:span><text:span text:style-name="T34">request</text:span><text:span text:style-name="T3">.getRequestDispatcher(</text:span><text:span text:style-name="T27">VIEW_INDEX</text:span><text:span text:style-name="T3">);</text:span></text:p>
      <text:p text:style-name="P28"/>
      <text:p text:style-name="P28"/>
      <text:p text:style-name="P25"><text:soft-page-break/><text:span text:style-name="T3"><text:tab/><text:tab/>} </text:span><text:span text:style-name="T1">finally</text:span><text:span text:style-name="T3"> {</text:span></text:p>
      <text:p text:style-name="P25"><text:span text:style-name="T3"><text:tab/><text:tab/><text:tab/></text:span><text:span text:style-name="T34">request</text:span><text:span text:style-name="T3">.setAttribute(</text:span><text:span text:style-name="T37">"alert"</text:span><text:span text:style-name="T3">, </text:span><text:span text:style-name="T29">alert</text:span><text:span text:style-name="T3">);</text:span></text:p>
      <text:p text:style-name="P25"><text:span text:style-name="T3"><text:tab/><text:tab/><text:tab/></text:span><text:span text:style-name="T29">dispatcher</text:span><text:span text:style-name="T3">.forward(</text:span><text:span text:style-name="T34">request</text:span><text:span text:style-name="T3">, </text:span><text:span text:style-name="T34">response</text:span><text:span text:style-name="T3">);</text:span></text:p>
      <text:p text:style-name="P25"><text:span text:style-name="T3"><text:tab/><text:tab/>}</text:span></text:p>
      <text:p text:style-name="P15"><text:span text:style-name="T3"><text:tab/>}</text:span></text:p>
      <text:p text:style-name="P15"><text:span text:style-name="T3"/></text:p>
      <text:p text:style-name="P15"><text:span text:style-name="T3"/></text:p>
      <text:p text:style-name="P18"><text:span text:style-name="T3">Ejemplo :Si va por listar te lleva aqui</text:span></text:p>
      <text:p text:style-name="P18"><text:span text:style-name="T3"/></text:p>
      <text:p text:style-name="P18"><text:span text:style-name="T1">private</text:span><text:span text:style-name="T3"> </text:span><text:span text:style-name="T1">void</text:span><text:span text:style-name="T3"> listar(HttpServletRequest </text:span><text:span text:style-name="T34">request</text:span><text:span text:style-name="T3">) {</text:span></text:p>
      <text:p text:style-name="P25"><text:span text:style-name="T3"><text:tab/><text:tab/>ArrayList&lt;Usuario&gt; </text:span><text:span text:style-name="T34">usuarios</text:span><text:span text:style-name="T3"> = </text:span><text:span text:style-name="T1">new</text:span><text:span text:style-name="T3"> ArrayList&lt;Usuario&gt;();</text:span></text:p>
      <text:p text:style-name="P25"><text:span text:style-name="T3"><text:tab/><text:tab/></text:span><text:span text:style-name="T34">usuarios</text:span><text:span text:style-name="T3"> = </text:span><text:span text:style-name="T29">dao</text:span><text:span text:style-name="T3">.getAll();</text:span></text:p>
      <text:p text:style-name="P28"/>
      <text:p text:style-name="P25"><text:span text:style-name="T3"><text:tab/><text:tab/></text:span><text:span text:style-name="T34">request</text:span><text:span text:style-name="T3">.setAttribute(</text:span><text:span text:style-name="T37">"usuarios"</text:span><text:span text:style-name="T3">, </text:span><text:span text:style-name="T34">usuarios</text:span><text:span text:style-name="T3">);</text:span></text:p>
      <text:p text:style-name="P25"><text:span text:style-name="T3"><text:tab/><text:tab/></text:span><text:span text:style-name="T29">dispatcher</text:span><text:span text:style-name="T3"> = </text:span><text:span text:style-name="T34">request</text:span><text:span text:style-name="T3">.getRequestDispatcher(</text:span><text:span text:style-name="T27">VIEW_INDEX</text:span><text:span text:style-name="T3">);</text:span></text:p>
      <text:p text:style-name="P28"/>
      <text:p text:style-name="P18"><text:span text:style-name="T3"><text:tab/>}</text:span></text:p>
      <text:p text:style-name="P18"><text:span text:style-name="T3"/></text:p>
      <text:p text:style-name="P18"><text:span text:style-name="T3"/></text:p>
      <text:p text:style-name="P19"><text:span text:style-name="T3">Flujo de la aplicacion de nidea---&gt; Primer se crea la instancia de Usuario,despues comprueba la base de datos y una vez hecha la conexion entra en el </text:span><text:span text:style-name="T6">metodo </text:span><text:span text:style-name="T3">check </text:span><text:span text:style-name="T6">y mete en la consulta sql los datos introducidos como en este caso es un login manda el nombre de usuario y la contraseña.</text:span></text:p>
      <text:p text:style-name="P20"><text:span text:style-name="T6">U</text:span><text:span text:style-name="T3">na vez completado el metodo va al login controler y le mete al usuario los parametros que hemos cogido que son administrador y su contraseña.</text:span></text:p>
      <text:p text:style-name="P20"><text:span text:style-name="T3"/></text:p>
      <text:p text:style-name="P21"><text:span text:style-name="T3">Mediante una variable usuario hacemos una comprobacion para comprobar que el usuario no es nulo,en caso de no serlo entrar en el metodo if y coge la sesion del usuario,</text:span><text:span text:style-name="T7">y le mete el nombre del usuario a la sesion.</text:span></text:p>
      <text:p text:style-name="P21"><text:span text:style-name="T7"/></text:p>
      <text:p text:style-name="P23"><text:span text:style-name="T7">E</text:span><text:span text:style-name="T3">n este caso tenemos un rol asociado al id por lo que hacemos una comprobacion,</text:span><text:span text:style-name="T9">y segun si cumple o no le mandamos a una jsp diferente,en este caso estan metidas en dos co</text:span><text:span text:style-name="T11">ns</text:span><text:span text:style-name="T9">tantes.</text:span></text:p>
      <text:p text:style-name="P23"><text:span text:style-name="T12">Con esto lograriamos pasar del login a una jsp que seria el perfil</text:span></text:p>
      <text:p text:style-name="P23"><text:span text:style-name="T12"/></text:p>
      <text:p text:style-name="P22"><text:span text:style-name="T1">try</text:span><text:span text:style-name="T3"> {</text:span></text:p>
      <text:p text:style-name="P25"><text:span text:style-name="T3"><text:tab/>String </text:span><text:span text:style-name="T34">nombre</text:span><text:span text:style-name="T3"> = </text:span><text:span text:style-name="T34">request</text:span><text:span text:style-name="T3">.getParameter(</text:span><text:span text:style-name="T37">"usuario"</text:span><text:span text:style-name="T3">);</text:span></text:p>
      <text:p text:style-name="P25"><text:span text:style-name="T3"><text:tab/>String </text:span><text:span text:style-name="T34">password</text:span><text:span text:style-name="T3"> = </text:span><text:span text:style-name="T34">request</text:span><text:span text:style-name="T3">.getParameter(</text:span><text:span text:style-name="T37">"password"</text:span><text:span text:style-name="T3">);</text:span></text:p>
      <text:p text:style-name="P24"><text:span text:style-name="T10"><text:tab/>Usuario </text:span><text:span text:style-name="T36">usuario</text:span><text:span text:style-name="T10"> = </text:span><text:span text:style-name="T31">daoUsuario</text:span><text:span text:style-name="T10">.check(</text:span><text:span text:style-name="T36">nombre</text:span><text:span text:style-name="T10">, </text:span><text:span text:style-name="T36">password</text:span><text:span text:style-name="T10">);</text:span></text:p>
      <text:p text:style-name="P22"><text:span text:style-name="T24"/></text:p>
      <text:p text:style-name="P22"><text:span text:style-name="T24"><text:tab/></text:span><text:span text:style-name="T1">if</text:span><text:span text:style-name="T3"> (</text:span><text:span text:style-name="T34">usuario</text:span><text:span text:style-name="T3"> != </text:span><text:span text:style-name="T1">null</text:span><text:span text:style-name="T3">) {</text:span></text:p>
      <text:p text:style-name="P28"/>
      <text:p text:style-name="P25"><text:span text:style-name="T43"><text:tab/>// </text:span><text:span text:style-name="T44">guardar</text:span><text:span text:style-name="T43"> </text:span><text:span text:style-name="T44">usuario</text:span><text:span text:style-name="T43"> </text:span><text:span text:style-name="T44">en</text:span><text:span text:style-name="T43"> session</text:span></text:p>
      <text:p text:style-name="P25"><text:span text:style-name="T3"/></text:p>
      <text:p text:style-name="P25"><text:span text:style-name="T3"><text:tab/>HttpSession </text:span><text:span text:style-name="T34">session</text:span><text:span text:style-name="T3"> = </text:span><text:span text:style-name="T34">request</text:span><text:span text:style-name="T3">.getSession();</text:span></text:p>
      <text:p text:style-name="P25"><text:span text:style-name="T34"><text:tab/>session</text:span><text:span text:style-name="T3">.setAttribute(</text:span><text:span text:style-name="T37">"usuario"</text:span><text:span text:style-name="T3">, </text:span><text:span text:style-name="T34">usuario</text:span><text:span text:style-name="T3">);</text:span></text:p>
      <text:p text:style-name="P25"><text:span text:style-name="T23"/></text:p>
      <text:p text:style-name="P25"><text:span text:style-name="T2"><text:tab/>if</text:span><text:span text:style-name="T8"> (</text:span><text:span text:style-name="T35">usuario</text:span><text:span text:style-name="T8">.getRol().getId() == Usuario.</text:span><text:span text:style-name="T28">ROL_ADMIN</text:span><text:span text:style-name="T8">) {</text:span></text:p>
      <text:p text:style-name="P26"><text:span text:style-name="T3"><text:tab/></text:span></text:p>
      <text:p text:style-name="P26"><text:span text:style-name="T3"><text:tab/></text:span><text:span text:style-name="T29">view</text:span><text:span text:style-name="T3"> = </text:span><text:span text:style-name="T27">VIEW_BACKOFFICE</text:span><text:span text:style-name="T3">;</text:span></text:p>
      <text:p text:style-name="P26"><text:span text:style-name="T3"><text:tab/>} </text:span><text:span text:style-name="T1">else</text:span><text:span text:style-name="T3"> {</text:span></text:p>
      <text:p text:style-name="P26"><text:span text:style-name="T3"><text:tab/><text:tab/></text:span><text:span text:style-name="T29">view</text:span><text:span text:style-name="T3"> = </text:span><text:span text:style-name="T27">VIEW_FRONTOFFICE</text:span><text:span text:style-name="T3">;</text:span></text:p>
      <text:p text:style-name="P22"><text:span text:style-name="T3"><text:tab/>}</text:span></text:p>
      <text:p text:style-name="P25"><text:span text:style-name="T3">} </text:span><text:span text:style-name="T1">catch</text:span><text:span text:style-name="T3"> (Exception </text:span><text:span text:style-name="T34">e</text:span><text:span text:style-name="T3">) {</text:span></text:p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<text:tab/></text:span><text:span text:style-name="T29">view</text:span><text:span text:style-name="T3"> = </text:span><text:span text:style-name="T37">"login.jsp"</text:span><text:span text:style-name="T3">;</text:span></text:p>
      <text:p text:style-name="P25"><text:span text:style-name="T3"><text:tab/><text:tab/><text:tab/></text:span><text:span text:style-name="T29">alert</text:span><text:span text:style-name="T3"> = </text:span><text:span text:style-name="T1">new</text:span><text:span text:style-name="T3"> Alert();</text:span></text:p>
      <text:p text:style-name="P28"/>
      <text:p text:style-name="P25"><text:span text:style-name="T3">} </text:span><text:span text:style-name="T1">finally</text:span><text:span text:style-name="T3"> {</text:span></text:p>
      <text:p text:style-name="P25"><text:span text:style-name="T8"><text:tab/><text:tab/></text:span><text:span text:style-name="T35">request</text:span><text:span text:style-name="T8">.setAttribute(</text:span><text:span text:style-name="T39">"alert"</text:span><text:span text:style-name="T8">, </text:span><text:span text:style-name="T30">alert</text:span><text:span text:style-name="T8">);</text:span></text:p>
      <text:p text:style-name="P25"><text:span text:style-name="T3"><text:tab/><text:tab/></text:span><text:span text:style-name="T34">request</text:span><text:span text:style-name="T3">.getRequestDispatcher(</text:span><text:span text:style-name="T29">view</text:span><text:span text:style-name="T3">).forward(</text:span><text:span text:style-name="T34">request</text:span><text:span text:style-name="T3">, </text:span><text:span text:style-name="T34">response</text:span><text:span text:style-name="T3">);</text:span></text:p>
      <text:p text:style-name="P25"><text:span text:style-name="T3"><text:tab/><text:tab/>}</text:span></text:p>
      <text:h text:style-name="P38" text:outline-level="1"><text:soft-page-break/><text:span text:style-name="T3">Backofice</text:span></text:h>
      <text:p text:style-name="P1"><text:a xlink:type="simple" xlink:href="http://localhost:8080/nidea/backoffice/materiales" text:style-name="Internet_20_link" text:visited-style-name="Visited_20_Internet_20_Link"><text:span text:style-name="T52">Materiales</text:span></text:a><text:span text:style-name="T53"> </text:span><text:a xlink:type="simple" xlink:href="http://localhost:8080/nidea/backoffice/roles" text:style-name="Internet_20_link" text:visited-style-name="Visited_20_Internet_20_Link"><text:span text:style-name="T52">Roles</text:span></text:a><text:span text:style-name="T53"> </text:span><text:a xlink:type="simple" xlink:href="http://localhost:8080/nidea/backoffice/usuarios" text:style-name="Internet_20_link" text:visited-style-name="Visited_20_Internet_20_Link"><text:span text:style-name="T52">Usuarios</text:span></text:a> </text:p>
      <text:p text:style-name="P1"><text:span text:style-name="T12"/></text:p>
      <text:p text:style-name="P2"><text:span text:style-name="T12">S</text:span><text:span text:style-name="T3">i damos a roles </text:span><text:span text:style-name="T13">va a BackofficeRolesController,y recoge los parametros,</text:span><text:span text:style-name="T14">si no hay ninguno va directamente a listar.</text:span></text:p>
      <text:p text:style-name="P3"><text:span text:style-name="T14">D</text:span><text:span text:style-name="T3">espues va al connectionManager y se conecta con la base de datos </text:span><text:span text:style-name="T15">y pasa por RolDAO,donde se metera en el metodo getAll y hara la consulta a la base de datos,para ello recogera la conexion con ConnectionManager.getConnection(); y despues con el PreparedStatement une la consulta con la conexion de la base de datos.</text:span></text:p>
      <text:p text:style-name="P32"><text:span text:style-name="T33">@Override</text:span></text:p>
      <text:p text:style-name="P25"><text:span text:style-name="T3"><text:tab/></text:span><text:span text:style-name="T1">public</text:span><text:span text:style-name="T3"> ArrayList&lt;Rol&gt; getAll() {</text:span></text:p>
      <text:p text:style-name="P25"><text:span text:style-name="T3"><text:tab/><text:tab/>ArrayList&lt;Rol&gt; </text:span><text:span text:style-name="T34">lista</text:span><text:span text:style-name="T3"> = </text:span><text:span text:style-name="T1">new</text:span><text:span text:style-name="T3"> ArrayList&lt;Rol&gt;();</text:span></text:p>
      <text:p text:style-name="P25"><text:span text:style-name="T3"><text:tab/><text:tab/>String </text:span><text:span text:style-name="T34">sql</text:span><text:span text:style-name="T3"> = </text:span><text:span text:style-name="T37">"SELECT `id`, `nombre` FROM `rol` ORDER BY `nombre` ASC LIMIT <text:tab/><text:tab/>500"</text:span><text:span text:style-name="T3">;</text:span></text:p>
      <text:p text:style-name="P28"/>
      <text:p text:style-name="P25"><text:span text:style-name="T3"><text:tab/><text:tab/></text:span><text:span text:style-name="T1">try</text:span><text:span text:style-name="T3"> (</text:span><text:span text:style-name="T5">Connection</text:span><text:span text:style-name="T3"> </text:span><text:span text:style-name="T34">con</text:span><text:span text:style-name="T3"> = ConnectionManager.</text:span><text:span text:style-name="T20">getConnection</text:span><text:span text:style-name="T3">();</text:span></text:p>
      <text:p text:style-name="P25"><text:span text:style-name="T3"><text:tab/><text:tab/><text:tab/><text:tab/>PreparedStatement </text:span><text:span text:style-name="T34">pst</text:span><text:span text:style-name="T3"> = </text:span><text:span text:style-name="T34">con</text:span><text:span text:style-name="T3">.prepareStatement(</text:span><text:span text:style-name="T34">sql</text:span><text:span text:style-name="T3">);</text:span></text:p>
      <text:p text:style-name="P25"><text:span text:style-name="T3"><text:tab/><text:tab/><text:tab/><text:tab/>ResultSet </text:span><text:span text:style-name="T34">rs</text:span><text:span text:style-name="T3"> = </text:span><text:span text:style-name="T34">pst</text:span><text:span text:style-name="T3">.executeQuery()) {</text:span></text:p>
      <text:p text:style-name="P28"/>
      <text:p text:style-name="P25"><text:span text:style-name="T3"><text:tab/><text:tab/><text:tab/></text:span><text:span text:style-name="T1">while</text:span><text:span text:style-name="T3"> (</text:span><text:span text:style-name="T34">rs</text:span><text:span text:style-name="T3">.next()) {</text:span></text:p>
      <text:p text:style-name="P25"><text:span text:style-name="T3"><text:tab/><text:tab/><text:tab/><text:tab/></text:span><text:span text:style-name="T34">lista</text:span><text:span text:style-name="T3">.add(mapper(</text:span><text:span text:style-name="T34">rs</text:span><text:span text:style-name="T3">));</text:span></text:p>
      <text:p text:style-name="P25"><text:span text:style-name="T3"><text:tab/><text:tab/><text:tab/>}</text:span></text:p>
      <text:p text:style-name="P25"><text:span text:style-name="T3"><text:tab/><text:tab/>} </text:span><text:span text:style-name="T1">catch</text:span><text:span text:style-name="T3"> (Exception </text:span><text:span text:style-name="T34">e</text:span><text:span text:style-name="T3">) {</text:span></text:p>
      <text:p text:style-name="P28"/>
      <text:p text:style-name="P25"><text:span text:style-name="T3"><text:tab/><text:tab/><text:tab/></text:span><text:span text:style-name="T34">e</text:span><text:span text:style-name="T3">.printStackTrace();</text:span></text:p>
      <text:p text:style-name="P25"><text:span text:style-name="T3"><text:tab/><text:tab/>}</text:span></text:p>
      <text:p text:style-name="P25"><text:span text:style-name="T3"><text:tab/><text:tab/></text:span><text:span text:style-name="T1">return</text:span><text:span text:style-name="T3"> </text:span><text:span text:style-name="T34">lista</text:span><text:span text:style-name="T3">;</text:span></text:p>
      <text:p text:style-name="P32"><text:span text:style-name="T3"><text:tab/>}</text:span></text:p>
      <text:p text:style-name="P3"><text:span text:style-name="T15"/></text:p>
      <text:p text:style-name="P4"><text:span text:style-name="T15">D</text:span><text:span text:style-name="T3">espues vuelve al controlador Rol del backoffice y entra en el metodo listar donde crea un array y recoge los datos obtenidos de la consulta,finalmente agrega esos datos con request.setAttribute("roles"roles); </text:span><text:span text:style-name="T16">y nos envia a la JSP</text:span></text:p>
      <text:p text:style-name="P4"><text:span text:style-name="T3">dispatcher=request.getRequestDispatcher(VIEW_INDEX);</text:span></text:p>
      <text:p text:style-name="P4"><text:span text:style-name="T3"/></text:p>
      <text:p text:style-name="P30"><text:span text:style-name="T3"><text:tab/></text:span><text:span text:style-name="T1">private</text:span><text:span text:style-name="T3"> </text:span><text:span text:style-name="T1">void</text:span><text:span text:style-name="T3"> listar(HttpServletRequest </text:span><text:span text:style-name="T34">request</text:span><text:span text:style-name="T3">) {</text:span></text:p>
      <text:p text:style-name="P28"/>
      <text:p text:style-name="P25"><text:span text:style-name="T3"><text:tab/><text:tab/>ArrayList&lt;Rol&gt; </text:span><text:span text:style-name="T34">roles</text:span><text:span text:style-name="T3"> = </text:span><text:span text:style-name="T1">new</text:span><text:span text:style-name="T3"> ArrayList&lt;Rol&gt;();</text:span></text:p>
      <text:p text:style-name="P25"><text:span text:style-name="T8"><text:tab/><text:tab/></text:span><text:span text:style-name="T35">roles</text:span><text:span text:style-name="T8"> = </text:span><text:span text:style-name="T30">dao</text:span><text:span text:style-name="T8">.getAll();</text:span></text:p>
      <text:p text:style-name="P28"/>
      <text:p text:style-name="P25"><text:span text:style-name="T3"><text:tab/><text:tab/></text:span><text:span text:style-name="T34">request</text:span><text:span text:style-name="T3">.setAttribute(</text:span><text:span text:style-name="T37">"roles"</text:span><text:span text:style-name="T3">, </text:span><text:span text:style-name="T34">roles</text:span><text:span text:style-name="T3">);</text:span></text:p>
      <text:p text:style-name="P25"><text:span text:style-name="T3"><text:tab/><text:tab/></text:span><text:span text:style-name="T29">dispatcher</text:span><text:span text:style-name="T3"> = </text:span><text:span text:style-name="T34">request</text:span><text:span text:style-name="T3">.getRequestDispatcher(</text:span><text:span text:style-name="T27">VIEW_INDEX</text:span><text:span text:style-name="T3">);</text:span></text:p>
      <text:p text:style-name="P30"><text:span text:style-name="T3"><text:tab/>}</text:span></text:p>
      <text:p text:style-name="P30"><text:span text:style-name="T3"/></text:p>
      <text:p text:style-name="P33"><text:span text:style-name="T3">Despues entra a finalizar el try de doProcces para mandarnos a la JSP:</text:span></text:p>
      <text:p text:style-name="P33"><text:span text:style-name="T3"><text:tab/></text:span></text:p>
      <text:p text:style-name="P33"><text:span text:style-name="T3">} </text:span><text:span text:style-name="T1">finally</text:span><text:span text:style-name="T3"> {</text:span></text:p>
      <text:p text:style-name="P25"><text:span text:style-name="T8"><text:tab/><text:tab/><text:tab/></text:span><text:span text:style-name="T35">request</text:span><text:span text:style-name="T8">.setAttribute(</text:span><text:span text:style-name="T39">"alert"</text:span><text:span text:style-name="T8">, </text:span><text:span text:style-name="T30">alert</text:span><text:span text:style-name="T8">);</text:span></text:p>
      <text:p text:style-name="P25"><text:span text:style-name="T3"><text:tab/><text:tab/><text:tab/></text:span><text:span text:style-name="T29">dispatcher</text:span><text:span text:style-name="T3">.forward(</text:span><text:span text:style-name="T34">request</text:span><text:span text:style-name="T3">, </text:span><text:span text:style-name="T34">response</text:span><text:span text:style-name="T3">);</text:span></text:p>
      <text:p text:style-name="P33"><text:span text:style-name="T3"><text:tab/><text:tab/>}</text:span></text:p>
      <text:p text:style-name="P33"><text:span text:style-name="T3"/></text:p>
      <text:p text:style-name="P33"><text:span text:style-name="T3"/></text:p>
      <text:p text:style-name="P34"><text:span text:style-name="T17">Con esto conseguimos sacar el listado de los usuarios y sus roles</text:span></text:p>
      <text:p text:style-name="P37"><text:bookmark text:name="table-roles"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Id</text:p>
            </table:table-cell>
            <table:table-cell table:style-name="Tabla1.A1" office:value-type="string">
              <text:p text:style-name="Table_20_Heading">Nombre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<text:a xlink:type="simple" xlink:href="http://localhost:8080/nidea/backoffice/roles?id=1&amp;op=1" text:style-name="Internet_20_link" text:visited-style-name="Visited_20_Internet_20_Link"><text:span text:style-name="T55">admin</text:span></text:a>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<text:a xlink:type="simple" xlink:href="http://localhost:8080/nidea/backoffice/roles?id=2&amp;op=1" text:style-name="Internet_20_link" text:visited-style-name="Visited_20_Internet_20_Link"><text:span text:style-name="T55">user</text:span></text:a></text:p>
          </table:table-cell>
        </table:table-row>
      </table:table>
      <text:p text:style-name="P35"><text:soft-page-break/><text:span text:style-name="T3">Para ello en la JSP,</text:span><text:span text:style-name="T19">necesitaremos importar el servlet del BackofficeRolesController para que podamos recoger los datos.</text:span><text:span text:style-name="T3"> </text:span></text:p>
      <text:p text:style-name="P33"><text:span text:style-name="T3"/></text:p>
      <text:p text:style-name="P33"><text:span text:style-name="T56">&lt;%@</text:span><text:span text:style-name="T47">page</text:span><text:span text:style-name="T49"> </text:span><text:span text:style-name="T51">import</text:span><text:span text:style-name="T18">=</text:span><text:span text:style-name="T41">"com.ipartek.formacion.nidea.controller.backoffice.BackofficeRolesController"</text:span><text:span text:style-name="T56">%&gt;</text:span></text:p>
      <text:p text:style-name="P33"><text:span text:style-name="T3"/></text:p>
      <text:p text:style-name="P33"><text:span text:style-name="T3"/></text:p>
      <text:p text:style-name="P25"><text:span text:style-name="T57">&lt;%@</text:span><text:span text:style-name="T46">include</text:span><text:span text:style-name="T48"> </text:span><text:span text:style-name="T50">file</text:span><text:span text:style-name="T3">=</text:span><text:span text:style-name="T40">"/templates/head.jsp"</text:span><text:span text:style-name="T57">%&gt;</text:span></text:p>
      <text:p text:style-name="P25"><text:span text:style-name="T57">&lt;%@</text:span><text:span text:style-name="T46">include</text:span><text:span text:style-name="T48"> </text:span><text:span text:style-name="T50">file</text:span><text:span text:style-name="T3">=</text:span><text:span text:style-name="T40">"/templates/navbar.jsp"</text:span><text:span text:style-name="T57">%&gt;</text:span></text:p>
      <text:p text:style-name="P28"/>
      <text:p text:style-name="P28"/>
      <text:p text:style-name="P28"/>
      <text:p text:style-name="P25"><text:span text:style-name="T45">&lt;</text:span><text:span text:style-name="T46">h1</text:span><text:span text:style-name="T45">&gt;</text:span><text:span text:style-name="T21">Backoffice</text:span><text:span text:style-name="T3"> Roles</text:span><text:span text:style-name="T45">&lt;/</text:span><text:span text:style-name="T46">h1</text:span><text:span text:style-name="T45">&gt;</text:span></text:p>
      <text:p text:style-name="P25"><text:span text:style-name="T45">&lt;</text:span><text:span text:style-name="T46">hr</text:span><text:span text:style-name="T45">&gt;</text:span></text:p>
      <text:p text:style-name="P28"/>
      <text:p text:style-name="P25"><text:span text:style-name="T57">&lt;%@</text:span><text:span text:style-name="T46">include</text:span><text:span text:style-name="T48"> </text:span><text:span text:style-name="T50">file</text:span><text:span text:style-name="T3">=</text:span><text:span text:style-name="T40">"/templates/alert.jsp"</text:span><text:span text:style-name="T57">%&gt;</text:span></text:p>
      <text:p text:style-name="P25"><text:span text:style-name="T45">&lt;</text:span><text:span text:style-name="T46">form</text:span><text:span text:style-name="T48"> </text:span><text:span text:style-name="T50">action</text:span><text:span text:style-name="T3">=</text:span><text:span text:style-name="T40">"backoffice/roles"</text:span><text:span text:style-name="T48"> </text:span><text:span text:style-name="T50">method</text:span><text:span text:style-name="T3">=</text:span><text:span text:style-name="T40">"get"</text:span><text:span text:style-name="T48"> </text:span><text:span text:style-name="T50">class</text:span><text:span text:style-name="T3">=</text:span><text:span text:style-name="T40">"form-inline"</text:span><text:span text:style-name="T45">&gt;</text:span></text:p>
      <text:p text:style-name="P28"/>
      <text:p text:style-name="P25"><text:span text:style-name="T3"><text:tab/></text:span><text:span text:style-name="T45">&lt;</text:span><text:span text:style-name="T46">input</text:span><text:span text:style-name="T48"> </text:span><text:span text:style-name="T50">type</text:span><text:span text:style-name="T3">=</text:span><text:span text:style-name="T40">"hidden"</text:span><text:span text:style-name="T48"> </text:span><text:span text:style-name="T50">name</text:span><text:span text:style-name="T3">=</text:span><text:span text:style-name="T40">"op"</text:span></text:p>
      <text:p text:style-name="P25"><text:span text:style-name="T48"><text:tab/><text:tab/></text:span><text:span text:style-name="T50">value</text:span><text:span text:style-name="T3">=</text:span><text:span text:style-name="T40">"</text:span><text:span text:style-name="T57">&lt;%=</text:span><text:span text:style-name="T3">BackofficeRolesController.OP_BUSQUEDA</text:span><text:span text:style-name="T57">%&gt;</text:span><text:span text:style-name="T40">"</text:span><text:span text:style-name="T45">&gt;</text:span><text:span text:style-name="T3"> </text:span><text:span text:style-name="T45">&lt;</text:span><text:span text:style-name="T46">input</text:span></text:p>
      <text:p text:style-name="P25"><text:span text:style-name="T48"><text:tab/><text:tab/></text:span><text:span text:style-name="T50">type</text:span><text:span text:style-name="T3">=</text:span><text:span text:style-name="T40">"search"</text:span><text:span text:style-name="T48"> </text:span><text:span text:style-name="T50">name</text:span><text:span text:style-name="T3">=</text:span><text:span text:style-name="T40">"search"</text:span><text:span text:style-name="T48"> </text:span><text:span text:style-name="T50">class</text:span><text:span text:style-name="T3">=</text:span><text:span text:style-name="T40">"form-control mr-sm-2"</text:span><text:span text:style-name="T48"> </text:span><text:span text:style-name="T50">required</text:span></text:p>
      <text:p text:style-name="P25"><text:span text:style-name="T48"><text:tab/><text:tab/></text:span><text:span text:style-name="T50">placeholder</text:span><text:span text:style-name="T3">=</text:span><text:span text:style-name="T40">"Nombre del Rol"</text:span><text:span text:style-name="T48"> </text:span><text:span text:style-name="T50">aria-label</text:span><text:span text:style-name="T3">=</text:span><text:span text:style-name="T40">"Search"</text:span><text:span text:style-name="T45">&gt;</text:span><text:span text:style-name="T3"> </text:span><text:span text:style-name="T45">&lt;</text:span><text:span text:style-name="T46">input</text:span></text:p>
      <text:p text:style-name="P25"><text:span text:style-name="T48"><text:tab/><text:tab/></text:span><text:span text:style-name="T50">class</text:span><text:span text:style-name="T3">=</text:span><text:span text:style-name="T40">"btn btn-primary my-2 my-sm-0"</text:span><text:span text:style-name="T48"> </text:span><text:span text:style-name="T50">type</text:span><text:span text:style-name="T3">=</text:span><text:span text:style-name="T40">"submit"</text:span><text:span text:style-name="T48"> </text:span><text:span text:style-name="T50">value</text:span><text:span text:style-name="T3">=</text:span><text:span text:style-name="T40">"BUSCAR"</text:span><text:span text:style-name="T45">&gt;</text:span></text:p>
      <text:p text:style-name="P25"><text:span text:style-name="T3"><text:tab/></text:span><text:span text:style-name="T45">&lt;</text:span><text:span text:style-name="T46">a</text:span><text:span text:style-name="T48"> </text:span><text:span text:style-name="T50">class</text:span><text:span text:style-name="T3">=</text:span><text:span text:style-name="T40">"btn btn-warning my-2 my-sm-0"</text:span></text:p>
      <text:p text:style-name="P25"><text:span text:style-name="T48"><text:tab/><text:tab/></text:span><text:span text:style-name="T50">href</text:span><text:span text:style-name="T3">=</text:span><text:span text:style-name="T40">"backoffice/roles?op=-1"</text:span><text:span text:style-name="T45">&gt;</text:span><text:span text:style-name="T3">LIMPIAR</text:span><text:span text:style-name="T45">&lt;/</text:span><text:span text:style-name="T46">a</text:span><text:span text:style-name="T45">&gt;</text:span></text:p>
      <text:p text:style-name="P28"/>
      <text:p text:style-name="P25"><text:span text:style-name="T45">&lt;/</text:span><text:span text:style-name="T46">form</text:span><text:span text:style-name="T45">&gt;</text:span></text:p>
      <text:p text:style-name="P25"><text:span text:style-name="T45">&lt;</text:span><text:span text:style-name="T46">hr</text:span><text:span text:style-name="T45">&gt;</text:span></text:p>
      <text:p text:style-name="P28"/>
      <text:p text:style-name="P25"><text:span text:style-name="T45">&lt;</text:span><text:span text:style-name="T46">a </text:span><text:span text:style-name="T50">href</text:span><text:span text:style-name="T3">=</text:span><text:span text:style-name="T40">"backoffice/roles?id=-1&amp;op=</text:span><text:span text:style-name="T57">&lt;%=</text:span><text:span text:style-name="T3">BackofficeRolesController.OP_MOSTRAR_FORMULARIO</text:span><text:span text:style-name="T57">%&gt;</text:span><text:span text:style-name="T40">" </text:span><text:span text:style-name="T50">class</text:span><text:span text:style-name="T3">=</text:span><text:span text:style-name="T40">"btn btn-success my-2 my-sm-0"</text:span><text:span text:style-name="T45">&gt;</text:span><text:span text:style-name="T21">Nuevo</text:span><text:span text:style-name="T3"> </text:span><text:span text:style-name="T21">Rol</text:span><text:span text:style-name="T45">&lt;/</text:span><text:span text:style-name="T46">a</text:span><text:span text:style-name="T45">&gt;</text:span></text:p>
      <text:p text:style-name="P25"><text:span text:style-name="T45">&lt;</text:span><text:span text:style-name="T46">hr</text:span><text:span text:style-name="T45">&gt;</text:span></text:p>
      <text:p text:style-name="P28"/>
      <text:p text:style-name="P25"><text:span text:style-name="T45">&lt;</text:span><text:span text:style-name="T46">table</text:span><text:span text:style-name="T48"> </text:span><text:span text:style-name="T50">id</text:span><text:span text:style-name="T3">=</text:span><text:span text:style-name="T40">"table-roles"</text:span><text:span text:style-name="T48"> </text:span><text:span text:style-name="T50">class</text:span><text:span text:style-name="T3">=</text:span><text:span text:style-name="T40">"display"</text:span><text:span text:style-name="T45">&gt;</text:span></text:p>
      <text:p text:style-name="P25"><text:span text:style-name="T3"><text:tab/></text:span><text:span text:style-name="T45">&lt;</text:span><text:span text:style-name="T46">thead</text:span><text:span text:style-name="T45">&gt;</text:span></text:p>
      <text:p text:style-name="P25"><text:span text:style-name="T3"><text:tab/><text:tab/></text:span><text:span text:style-name="T45">&lt;</text:span><text:span text:style-name="T46">tr</text:span><text:span text:style-name="T45">&gt;</text:span></text:p>
      <text:p text:style-name="P25"><text:span text:style-name="T3"><text:tab/><text:tab/><text:tab/></text:span><text:span text:style-name="T45">&lt;</text:span><text:span text:style-name="T46">th</text:span><text:span text:style-name="T45">&gt;</text:span><text:span text:style-name="T3">Id</text:span><text:span text:style-name="T45">&lt;/</text:span><text:span text:style-name="T46">th</text:span><text:span text:style-name="T45">&gt;</text:span></text:p>
      <text:p text:style-name="P25"><text:span text:style-name="T3"><text:tab/><text:tab/><text:tab/></text:span><text:span text:style-name="T45">&lt;</text:span><text:span text:style-name="T46">th</text:span><text:span text:style-name="T45">&gt;</text:span><text:span text:style-name="T21">Nombre</text:span><text:span text:style-name="T45">&lt;/</text:span><text:span text:style-name="T46">th</text:span><text:span text:style-name="T45">&gt;</text:span><text:span text:style-name="T3"><text:tab/><text:tab/><text:tab/></text:span></text:p>
      <text:p text:style-name="P25"><text:span text:style-name="T3"><text:tab/><text:tab/></text:span><text:span text:style-name="T45">&lt;/</text:span><text:span text:style-name="T46">tr</text:span><text:span text:style-name="T45">&gt;</text:span></text:p>
      <text:p text:style-name="P25"><text:span text:style-name="T3"><text:tab/></text:span><text:span text:style-name="T45">&lt;/</text:span><text:span text:style-name="T46">thead</text:span><text:span text:style-name="T45">&gt;</text:span></text:p>
      <text:p text:style-name="P25"><text:span text:style-name="T3"><text:tab/></text:span><text:span text:style-name="T45">&lt;</text:span><text:span text:style-name="T46">tbody</text:span><text:span text:style-name="T45">&gt;</text:span></text:p>
      <text:p text:style-name="P25"><text:span text:style-name="T3"><text:tab/><text:tab/></text:span><text:span text:style-name="T45">&lt;</text:span><text:span text:style-name="T46">c:forEach</text:span><text:span text:style-name="T48"> </text:span><text:span text:style-name="T50">items</text:span><text:span text:style-name="T3">=</text:span><text:span text:style-name="T40">"</text:span><text:span text:style-name="T3">${roles}</text:span><text:span text:style-name="T40">"</text:span><text:span text:style-name="T48"> </text:span><text:span text:style-name="T50">var</text:span><text:span text:style-name="T3">=</text:span><text:span text:style-name="T40">"rol"</text:span><text:span text:style-name="T45">&gt;</text:span></text:p>
      <text:p text:style-name="P28"/>
      <text:p text:style-name="P25"><text:span text:style-name="T3"><text:tab/><text:tab/></text:span><text:span text:style-name="T45">&lt;</text:span><text:span text:style-name="T46">tr</text:span><text:span text:style-name="T45">&gt;</text:span></text:p>
      <text:p text:style-name="P25"><text:span text:style-name="T3"><text:tab/><text:tab/><text:tab/></text:span><text:span text:style-name="T45">&lt;</text:span><text:span text:style-name="T46">td</text:span><text:span text:style-name="T45">&gt;</text:span><text:span text:style-name="T3">${rol.id}</text:span><text:span text:style-name="T45">&lt;/</text:span><text:span text:style-name="T46">td</text:span><text:span text:style-name="T45">&gt;</text:span></text:p>
      <text:p text:style-name="P27"><text:span text:style-name="T3"><text:tab/><text:tab/><text:tab/></text:span><text:span text:style-name="T45">&lt;</text:span><text:span text:style-name="T46">td</text:span><text:span text:style-name="T45">&gt;&lt;</text:span><text:span text:style-name="T46">a</text:span><text:span text:style-name="T48"> </text:span><text:span text:style-name="T50">href</text:span><text:span text:style-name="T3">=</text:span><text:span text:style-name="T40">"backoffice/roles?id=</text:span><text:span text:style-name="T3">${rol.id}</text:span><text:span text:style-name="T40">&amp;op=</text:span><text:span text:style-name="T57">&lt;<text:tab/><text:tab/><text:tab/><text:tab/><text:tab/><text:tab/><text:tab/>%=</text:span><text:span text:style-name="T3">BackofficeRolesController.OP_MOSTRAR_FORMULARIO </text:span><text:span text:style-name="T57">%&gt;</text:span><text:span text:style-name="T40">"</text:span><text:span text:style-name="T45">&gt;</text:span><text:span text:style-name="T3">$<text:tab/><text:tab/><text:tab/><text:tab/><text:tab/>{rol.nombre}</text:span><text:span text:style-name="T45">&lt;/</text:span><text:span text:style-name="T46">a</text:span><text:span text:style-name="T45">&gt;</text:span></text:p>
      <text:p text:style-name="P27"><text:span text:style-name="T45"><text:tab/><text:tab/><text:tab/>&lt;/</text:span><text:span text:style-name="T46">td</text:span><text:span text:style-name="T45">&gt;</text:span></text:p>
      <text:p text:style-name="P25"><text:span text:style-name="T3"><text:tab/><text:tab/><text:tab/></text:span><text:span text:style-name="T45">&lt;/</text:span><text:span text:style-name="T46">tr</text:span><text:span text:style-name="T45">&gt;</text:span></text:p>
      <text:p text:style-name="P28"/>
      <text:p text:style-name="P25"><text:span text:style-name="T3"><text:tab/><text:tab/></text:span><text:span text:style-name="T45">&lt;/</text:span><text:span text:style-name="T46">c:forEach</text:span><text:span text:style-name="T45">&gt;</text:span></text:p>
      <text:p text:style-name="P28"/>
      <text:p text:style-name="P25"><text:span text:style-name="T3"><text:tab/></text:span><text:span text:style-name="T45">&lt;/</text:span><text:span text:style-name="T46">tbody</text:span><text:span text:style-name="T45">&gt;</text:span></text:p>
      <text:p text:style-name="P33"><text:span text:style-name="T45">&lt;/</text:span><text:span text:style-name="T46">table</text:span><text:span text:style-name="T45">&gt;</text:span></text:p>
      <text:p text:style-name="P33"><text:span text:style-name="T3"/></text:p>
      <text:p text:style-name="P36"><text:span text:style-name="T3">Lo que hay que hacer:</text:span></text:p>
      <text:p text:style-name="P31"><text:span text:style-name="T3">Formulario se mete algo al controlador y devuelve unos datos a una jsp</text:span></text:p>
      <text:p text:style-name="P31"><text:span text:style-name="T3">2 controladores</text:span></text:p>
      <text:p text:style-name="P31"><text:span text:style-name="T3">2 daos</text:span></text:p>
      <text:p text:style-name="P31"><text:span text:style-name="T3">2 js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4S</meta:editing-duration>
    <meta:editing-cycles>47</meta:editing-cycles>
    <meta:generator>LibreOffice/5.4.4.2$Windows_X86_64 LibreOffice_project/2524958677847fb3bb44820e40380acbe820f960</meta:generator>
    <dc:date>2018-05-17T17:40:40.920000000</dc:date>
    <meta:document-statistic meta:table-count="1" meta:image-count="0" meta:object-count="0" meta:page-count="7" meta:paragraph-count="287" meta:word-count="1258" meta:character-count="10817" meta:non-whitespace-character-count="9295"/>
    <meta:user-defined meta:name="Info 1"/>
    <meta:user-defined meta:name="Info 2"/>
    <meta:user-defined meta:name="Info 3"/>
    <meta:user-defined meta:name="Info 4"/>
  </office:meta>
</office:document-meta>
</file>